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224cm" fo:margin-left="-0.203cm" table:align="left" style:writing-mode="lr-tb"/>
    </style:style>
    <style:style style:name="Tabella1.A" style:family="table-column">
      <style:table-column-properties style:column-width="3.545cm"/>
    </style:style>
    <style:style style:name="Tabella1.B" style:family="table-column">
      <style:table-column-properties style:column-width="10.663cm"/>
    </style:style>
    <style:style style:name="Tabella1.C" style:family="table-column">
      <style:table-column-properties style:column-width="3.016cm"/>
    </style:style>
    <style:style style:name="Tabella1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la1.B10" style:family="table-cell">
      <style:table-cell-properties style:vertical-align="top" fo:background-color="#fff2cc" fo:padding-left="0.203cm" fo:padding-right="0.203cm" fo:padding-top="0cm" fo:padding-bottom="0cm" fo:border="0.018cm solid #000000">
        <style:background-image/>
      </style:table-cell-properties>
    </style:style>
    <style:style style:name="Tabella1.A24" style:family="table-cell">
      <style:table-cell-properties style:vertical-align="top" fo:padding-left="0.203cm" fo:padding-right="0.203cm" fo:padding-top="0cm" fo:padding-bottom="0cm" fo:border-left="0.018cm solid #000000" fo:border-right="0.018cm solid #000000" fo:border-top="none" fo:border-bottom="0.018cm solid #000000"/>
    </style:style>
    <style:style style:name="Tabella2" style:family="table">
      <style:table-properties style:width="17.004cm" fo:margin-left="-0.203cm" table:align="left" style:writing-mode="lr-tb"/>
    </style:style>
    <style:style style:name="Tabella2.A" style:family="table-column">
      <style:table-column-properties style:column-width="5.68cm"/>
    </style:style>
    <style:style style:name="Tabella2.B" style:family="table-column">
      <style:table-column-properties style:column-width="8.361cm"/>
    </style:style>
    <style:style style:name="Tabella2.C" style:family="table-column">
      <style:table-column-properties style:column-width="2.963cm"/>
    </style:style>
    <style:style style:name="Tabella2.A1" style:family="table-cell">
      <style:table-cell-properties style:vertical-align="top" fo:padding-left="0.203cm" fo:padding-right="0.203cm" fo:padding-top="0cm" fo:padding-bottom="0cm" fo:border="0.018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4pt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8" style:family="paragraph" style:parent-style-name="Standard" style:list-style-name="LS1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9" style:family="paragraph" style:parent-style-name="Standard" style:list-style-name="LS2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0" style:family="paragraph" style:parent-style-name="Standard" style:list-style-name="LS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 style:list-style-name="LS4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 style:list-style-name="LS5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 style:list-style-name="LS6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background-color="#ffff00" style:writing-mode="lr-tb">
        <style:background-image/>
      </style:paragraph-properties>
      <style:text-properties fo:background-color="#ffff00"/>
    </style:style>
    <style:style style:name="P15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16" style:family="paragraph" style:parent-style-name="Heading_20_1">
      <style:paragraph-properties fo:line-height="115%" fo:break-before="auto" fo:break-after="auto" style:writing-mode="lr-tb"/>
    </style:style>
    <style:style style:name="T1" style:family="text">
      <style:text-properties fo:background-color="#ffff00"/>
    </style:style>
    <style:style style:name="T2" style:family="text">
      <style:text-properties fo:background-color="#00ffff"/>
    </style:style>
    <style:style style:name="T3" style:family="text">
      <style:text-properties fo:background-color="#ff00ff"/>
    </style:style>
    <style:style style:name="T4" style:family="text"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line-through-style="none" style:font-name="Calibri" fo:font-size="11pt" fo:font-style="normal" style:text-underline-style="none" fo:font-weight="normal" fo:background-color="#00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0000" style:text-line-through-style="none" style:font-name="Calibri" fo:font-size="11pt" fo:font-style="normal" style:text-underline-style="solid" style:text-underline-width="auto" style:text-underline-color="font-color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000000" style:text-line-through-style="none" style:font-name="Calibri" fo:font-size="11pt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text-line-through-style="none" style:font-name="Calibri" fo:font-size="11pt" fo:font-style="italic" style:text-underline-style="none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0" style:family="text">
      <style:text-properties fo:color="#ff00ff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ffff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ffff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0">Glossario di dominio</text:h>
      <text:p text:style-name="P1">Distinguiamo per colore tra termini <text:span text:style-name="T1">architetturali</text:span>, termini relativi alla <text:span text:style-name="T2">infrastruttura</text:span><text:span text:style-name="T2"> </text:span><text:span text:style-name="T2">di</text:span><text:span text:style-name="T2"> </text:span><text:span text:style-name="T2">gioco</text:span>, e termini relativi al <text:span text:style-name="T3">gioco</text:span> vero e proprio.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">Termine</text:p>
          </table:table-cell>
          <table:table-cell table:style-name="Tabella1.A1" office:value-type="string">
            <text:p text:style-name="P5">Descrizione</text:p>
          </table:table-cell>
          <table:table-cell table:style-name="Tabella1.A1" office:value-type="string">
            <text:p text:style-name="P5">Sinonimi</text:p>
          </table:table-cell>
        </table:table-row>
        <table:table-row>
          <table:table-cell table:style-name="Tabella1.A1" office:value-type="string">
            <text:p text:style-name="P2"><text:span text:style-name="T4">Bluff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Situazione</text:span><text:span text:style-name="T4"> </text:span><text:span text:style-name="T4">in</text:span><text:span text:style-name="T4"> </text:span><text:span text:style-name="T4">cui</text:span><text:span text:style-name="T4"> </text:span><text:span text:style-name="T4">un</text:span><text:span text:style-name="T4"> </text:span><text:span text:style-name="T4">giocatore</text:span><text:span text:style-name="T4"> </text:span><text:span text:style-name="T8">A</text:span><text:span text:style-name="T4"> </text:span><text:span text:style-name="T4">gioca</text:span><text:span text:style-name="T4"> </text:span><text:span text:style-name="T4">la</text:span><text:span text:style-name="T4"> </text:span><text:span text:style-name="T4">carta</text:span><text:span text:style-name="T4"> </text:span><text:span text:style-name="T4">Jolly</text:span><text:span text:style-name="T4"> </text:span><text:span text:style-name="T4">Pesca</text:span><text:span text:style-name="T4"> </text:span><text:span text:style-name="T4">Quattro</text:span><text:span text:style-name="T4"> </text:span><text:span text:style-name="T4">pur</text:span><text:span text:style-name="T4"> </text:span><text:span text:style-name="T4">avendo</text:span><text:span text:style-name="T4"> </text:span><text:span text:style-name="T4">in</text:span><text:span text:style-name="T4"> </text:span><text:span text:style-name="T4">mano</text:span><text:span text:style-name="T4"> </text:span><text:span text:style-name="T4">delle</text:span><text:span text:style-name="T4"> </text:span><text:span text:style-name="T4">carte</text:span><text:span text:style-name="T4"> </text:span><text:span text:style-name="T4">del</text:span><text:span text:style-name="T4"> </text:span><text:span text:style-name="T4">colore</text:span><text:span text:style-name="T4"> </text:span><text:span text:style-name="T4">attualmente</text:span><text:span text:style-name="T4"> </text:span><text:span text:style-name="T4">in</text:span><text:span text:style-name="T4"> </text:span><text:span text:style-name="T4">gioco</text:span><text:span text:style-name="T4">. </text:span><text:span text:style-name="T4">Si</text:span><text:span text:style-name="T4"> </text:span><text:span text:style-name="T4">noti</text:span><text:span text:style-name="T4"> </text:span><text:span text:style-name="T4">che</text:span><text:span text:style-name="T4"> </text:span><text:span text:style-name="T4">il</text:span><text:span text:style-name="T4"> </text:span><text:span text:style-name="T4">giocatore</text:span><text:span text:style-name="T4"> </text:span><text:span text:style-name="T4">successivo</text:span><text:span text:style-name="T4"> </text:span><text:span text:style-name="T8">B</text:span><text:span text:style-name="T4"> </text:span><text:span text:style-name="T4">può</text:span><text:span text:style-name="T4"> </text:span><text:span text:style-name="T4">dubitare</text:span><text:span text:style-name="T4"> </text:span><text:span text:style-name="T4">il</text:span><text:span text:style-name="T4"> </text:span><text:span text:style-name="T4">bluff</text:span><text:span text:style-name="T4">, </text:span><text:span text:style-name="T4">e</text:span><text:span text:style-name="T4"> </text:span><text:span text:style-name="T4">chiedere</text:span><text:span text:style-name="T4"> </text:span><text:span text:style-name="T4">ad</text:span><text:span text:style-name="T4"> </text:span><text:span text:style-name="T8">A</text:span><text:span text:style-name="T4"> </text:span><text:span text:style-name="T4">di</text:span><text:span text:style-name="T4"> </text:span><text:span text:style-name="T4">mostrargli</text:span><text:span text:style-name="T4"> </text:span><text:span text:style-name="T4">le</text:span><text:span text:style-name="T4"> </text:span><text:span text:style-name="T4">carte</text:span><text:span text:style-name="T4">: </text:span><text:span text:style-name="T4">in</text:span><text:span text:style-name="T4"> </text:span><text:span text:style-name="T4">caso</text:span><text:span text:style-name="T4"> </text:span><text:span text:style-name="T4">di</text:span><text:span text:style-name="T4"> </text:span><text:span text:style-name="T4">bluff</text:span><text:span text:style-name="T4">, <text:s/></text:span><text:span text:style-name="T8">A</text:span><text:span text:style-name="T4"> </text:span><text:span text:style-name="T4">deve</text:span><text:span text:style-name="T4"> </text:span><text:span text:style-name="T4">pescare</text:span><text:span text:style-name="T4"> </text:span><text:span text:style-name="T4">le</text:span><text:span text:style-name="T4"> 4 </text:span><text:span text:style-name="T4">carte</text:span><text:span text:style-name="T4"> </text:span><text:span text:style-name="T4">al</text:span><text:span text:style-name="T4"> </text:span><text:span text:style-name="T4">posto</text:span><text:span text:style-name="T4"> </text:span><text:span text:style-name="T4">di</text:span><text:span text:style-name="T4"> </text:span><text:span text:style-name="T8">B</text:span><text:span text:style-name="T4">; </text:span><text:span text:style-name="T4">altrimenti</text:span><text:span text:style-name="T4"> </text:span><text:span text:style-name="T8">B</text:span><text:span text:style-name="T4"> </text:span><text:span text:style-name="T4">deve</text:span><text:span text:style-name="T4"> </text:span><text:span text:style-name="T4">pescare</text:span><text:span text:style-name="T4"> 6 </text:span><text:span text:style-name="T4">carte</text:span><text:span text:style-name="T4">.</text:span></text:p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2"><text:span text:style-name="T4">Cambio</text:span><text:span text:style-name="T4"> </text:span><text:span text:style-name="T4">Gir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Una</text:span><text:span text:style-name="T4"> </text:span><text:span text:style-name="T4">delle</text:span><text:span text:style-name="T4"> </text:span><text:span text:style-name="T4">Carte</text:span><text:span text:style-name="T4"> </text:span><text:span text:style-name="T4">Azione</text:span><text:span text:style-name="T4">, </text:span><text:span text:style-name="T4">il</text:span><text:span text:style-name="T4"> </text:span><text:span text:style-name="T4">cui</text:span><text:span text:style-name="T4"> </text:span><text:span text:style-name="T4">effetto</text:span><text:span text:style-name="T4"> </text:span><text:span text:style-name="T4">è</text:span><text:span text:style-name="T4"> </text:span><text:span text:style-name="T4">di</text:span><text:span text:style-name="T4"> </text:span><text:span text:style-name="T4">invertire</text:span><text:span text:style-name="T4"> </text:span><text:span text:style-name="T4">il</text:span><text:span text:style-name="T4"> </text:span><text:span text:style-name="T4">senso</text:span><text:span text:style-name="T4"> </text:span><text:span text:style-name="T4">di</text:span><text:span text:style-name="T4"> </text:span><text:span text:style-name="T4">gioco</text:span><text:span text:style-name="T4"> </text:span><text:span text:style-name="T4">da</text:span><text:span text:style-name="T4"> </text:span><text:span text:style-name="T4">orario</text:span><text:span text:style-name="T4"> </text:span><text:span text:style-name="T4">ad</text:span><text:span text:style-name="T4"> </text:span><text:span text:style-name="T4">antiorario</text:span><text:span text:style-name="T4"> </text:span><text:span text:style-name="T4">o</text:span><text:span text:style-name="T4"> </text:span><text:span text:style-name="T4">viceversa</text:span><text:span text:style-name="T4">.</text:span></text:p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2"><text:span text:style-name="T4">Carta</text:span><text:span text:style-name="T4"> </text:span><text:span text:style-name="T4">Azione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Carta</text:span><text:span text:style-name="T4"> </text:span><text:span text:style-name="T4">che</text:span><text:span text:style-name="T4">, </text:span><text:span text:style-name="T4">quando</text:span><text:span text:style-name="T4"> </text:span><text:span text:style-name="T4">è</text:span><text:span text:style-name="T4"> </text:span><text:span text:style-name="T4">giocata</text:span><text:span text:style-name="T4">, </text:span><text:span text:style-name="T4">esercita</text:span><text:span text:style-name="T4"> </text:span><text:span text:style-name="T4">una</text:span><text:span text:style-name="T4"> </text:span><text:span text:style-name="T4">particolare</text:span><text:span text:style-name="T4"> </text:span><text:span text:style-name="T4">funzione</text:span><text:span text:style-name="T4"> (</text:span><text:span text:style-name="T4">effetto</text:span><text:span text:style-name="T4">) </text:span><text:span text:style-name="T4">sul</text:span><text:span text:style-name="T4"> </text:span><text:span text:style-name="T4">gioco</text:span><text:span text:style-name="T4">. <text:s/></text:span><text:span text:style-name="T4">Il</text:span><text:span text:style-name="T4"> </text:span><text:span text:style-name="T4">mazzo</text:span><text:span text:style-name="T4"> </text:span><text:span text:style-name="T4">ne</text:span><text:span text:style-name="T4"> </text:span><text:span text:style-name="T4">contiene</text:span><text:span text:style-name="T4"> 24, </text:span><text:span text:style-name="T4">di</text:span><text:span text:style-name="T4"> </text:span><text:span text:style-name="T4">cui</text:span><text:span text:style-name="T4">:</text:span></text:p>
            <text:list xml:id="list3296331586474889348" text:style-name="LS1">
              <text:list-item>
                <text:p text:style-name="P8"><text:span text:style-name="T4">8 </text:span><text:span text:style-name="T4">carte</text:span><text:span text:style-name="T4"> </text:span><text:span text:style-name="T4">Pesca</text:span><text:span text:style-name="T4"> </text:span><text:span text:style-name="T4">Due</text:span><text:span text:style-name="T4"> (</text:span><text:span text:style-name="T4">due</text:span><text:span text:style-name="T4"> </text:span><text:span text:style-name="T4">per</text:span><text:span text:style-name="T4"> </text:span><text:span text:style-name="T4">colore</text:span><text:span text:style-name="T4">)</text:span></text:p>
              </text:list-item>
            </text:list>
            <text:list xml:id="list2693604504838247418" text:style-name="LS2">
              <text:list-item>
                <text:p text:style-name="P9"><text:span text:style-name="T4">8 </text:span><text:span text:style-name="T4">carte</text:span><text:span text:style-name="T4"> </text:span><text:span text:style-name="T4">Cambio</text:span><text:span text:style-name="T4"> </text:span><text:span text:style-name="T4">Giro</text:span><text:span text:style-name="T4"> (</text:span><text:span text:style-name="T4">due</text:span><text:span text:style-name="T4"> </text:span><text:span text:style-name="T4">per</text:span><text:span text:style-name="T4"> </text:span><text:span text:style-name="T4">colore</text:span><text:span text:style-name="T4">)</text:span></text:p>
              </text:list-item>
              <text:list-item>
                <text:p text:style-name="P9"><text:span text:style-name="T4">8 </text:span><text:span text:style-name="T4">carte</text:span><text:span text:style-name="T4"> </text:span><text:span text:style-name="T4">Salta</text:span><text:span text:style-name="T4"> </text:span><text:span text:style-name="T4">Turno</text:span><text:span text:style-name="T4"> (</text:span><text:span text:style-name="T4">due</text:span><text:span text:style-name="T4"> </text:span><text:span text:style-name="T4">per</text:span><text:span text:style-name="T4"> </text:span><text:span text:style-name="T4">colore</text:span><text:span text:style-name="T4">)</text:span></text:p>
              </text:list-item>
            </text:list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2"><text:span text:style-name="T4">Carta</text:span><text:span text:style-name="T4"> </text:span><text:span text:style-name="T4">Base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Carta</text:span><text:span text:style-name="T4"> </text:span><text:span text:style-name="T4">caratterizzata</text:span><text:span text:style-name="T4"> </text:span><text:span text:style-name="T4">da</text:span><text:span text:style-name="T4"> </text:span><text:span text:style-name="T4">un</text:span><text:span text:style-name="T4"> </text:span><text:span text:style-name="T4">colore</text:span><text:span text:style-name="T4"> </text:span><text:span text:style-name="T4">e</text:span><text:span text:style-name="T4"> </text:span><text:span text:style-name="T4">un</text:span><text:span text:style-name="T4"> </text:span><text:span text:style-name="T4">valore</text:span><text:span text:style-name="T4"> (</text:span><text:span text:style-name="T4">compreso</text:span><text:span text:style-name="T4"> </text:span><text:span text:style-name="T4">tra</text:span><text:span text:style-name="T4"> 0 </text:span><text:span text:style-name="T4">e</text:span><text:span text:style-name="T4"> 9). </text:span><text:span text:style-name="T4">Il</text:span><text:span text:style-name="T4"> </text:span><text:span text:style-name="T4">mazzo</text:span><text:span text:style-name="T4"> </text:span><text:span text:style-name="T4">ne</text:span><text:span text:style-name="T4"> </text:span><text:span text:style-name="T4">contiene</text:span><text:span text:style-name="T4"> 76, </text:span><text:span text:style-name="T4">di</text:span><text:span text:style-name="T4"> </text:span><text:span text:style-name="T4">cui</text:span><text:span text:style-name="T4">:</text:span></text:p>
            <text:list xml:id="list6004816660062447299" text:style-name="LS3">
              <text:list-item>
                <text:p text:style-name="P10"><text:span text:style-name="T4">19 </text:span><text:span text:style-name="T4">carte</text:span><text:span text:style-name="T4"> </text:span><text:span text:style-name="T4">di</text:span><text:span text:style-name="T4"> </text:span><text:span text:style-name="T4">colore</text:span><text:span text:style-name="T4"> </text:span><text:span text:style-name="T4">Rosso</text:span><text:span text:style-name="T4"> (</text:span><text:span text:style-name="T4">due</text:span><text:span text:style-name="T4"> </text:span><text:span text:style-name="T4">serie</text:span><text:span text:style-name="T4"> </text:span><text:span text:style-name="T4">dall</text:span><text:span text:style-name="T4">'1 </text:span><text:span text:style-name="T4">al</text:span><text:span text:style-name="T4"> 9 </text:span><text:span text:style-name="T4">più</text:span><text:span text:style-name="T4"> </text:span><text:span text:style-name="T4">uno</text:span><text:span text:style-name="T4"> 0)</text:span></text:p>
              </text:list-item>
              <text:list-item>
                <text:p text:style-name="P10"><text:span text:style-name="T4">19 </text:span><text:span text:style-name="T4">carte</text:span><text:span text:style-name="T4"> </text:span><text:span text:style-name="T4">di</text:span><text:span text:style-name="T4"> </text:span><text:span text:style-name="T4">colore</text:span><text:span text:style-name="T4"> </text:span><text:span text:style-name="T4">Blu</text:span><text:span text:style-name="T4"> (</text:span><text:span text:style-name="T4">due</text:span><text:span text:style-name="T4"> </text:span><text:span text:style-name="T4">serie</text:span><text:span text:style-name="T4"> </text:span><text:span text:style-name="T4">dall</text:span><text:span text:style-name="T4">'1 </text:span><text:span text:style-name="T4">al</text:span><text:span text:style-name="T4"> 9 </text:span><text:span text:style-name="T4">più</text:span><text:span text:style-name="T4"> </text:span><text:span text:style-name="T4">uno</text:span><text:span text:style-name="T4"> 0)</text:span></text:p>
              </text:list-item>
              <text:list-item>
                <text:p text:style-name="P10"><text:span text:style-name="T4">19 </text:span><text:span text:style-name="T4">carte</text:span><text:span text:style-name="T4"> </text:span><text:span text:style-name="T4">di</text:span><text:span text:style-name="T4"> </text:span><text:span text:style-name="T4">colore</text:span><text:span text:style-name="T4"> </text:span><text:span text:style-name="T4">Giallo</text:span><text:span text:style-name="T4"> (</text:span><text:span text:style-name="T4">due</text:span><text:span text:style-name="T4"> </text:span><text:span text:style-name="T4">serie</text:span><text:span text:style-name="T4"> </text:span><text:span text:style-name="T4">dall</text:span><text:span text:style-name="T4">'1 </text:span><text:span text:style-name="T4">al</text:span><text:span text:style-name="T4"> 9 </text:span><text:span text:style-name="T4">più</text:span><text:span text:style-name="T4"> </text:span><text:span text:style-name="T4">uno</text:span><text:span text:style-name="T4"> 0)</text:span></text:p>
              </text:list-item>
              <text:list-item>
                <text:p text:style-name="P10"><text:span text:style-name="T4">19 </text:span><text:span text:style-name="T4">carte</text:span><text:span text:style-name="T4"> </text:span><text:span text:style-name="T4">di</text:span><text:span text:style-name="T4"> </text:span><text:span text:style-name="T4">colore</text:span><text:span text:style-name="T4"> </text:span><text:span text:style-name="T4">Verde</text:span><text:span text:style-name="T4"> (</text:span><text:span text:style-name="T4">due</text:span><text:span text:style-name="T4"> </text:span><text:span text:style-name="T4">serie</text:span><text:span text:style-name="T4"> </text:span><text:span text:style-name="T4">dall</text:span><text:span text:style-name="T4">'1 </text:span><text:span text:style-name="T4">al</text:span><text:span text:style-name="T4"> 9 </text:span><text:span text:style-name="T4">più</text:span><text:span text:style-name="T4"> </text:span><text:span text:style-name="T4">uno</text:span><text:span text:style-name="T4"> 0)</text:span></text:p>
              </text:list-item>
            </text:list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2"><text:span text:style-name="T4">Carta</text:span><text:span text:style-name="T4"> </text:span><text:span text:style-name="T4">Jolly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Carta</text:span><text:span text:style-name="T4"> </text:span><text:span text:style-name="T4">che</text:span><text:span text:style-name="T4"> </text:span><text:span text:style-name="T4">può</text:span><text:span text:style-name="T4"> </text:span><text:span text:style-name="T4">essere</text:span><text:span text:style-name="T4"> </text:span><text:span text:style-name="T4">usata</text:span><text:span text:style-name="T4"> </text:span><text:span text:style-name="T4">in</text:span><text:span text:style-name="T4"> </text:span><text:span text:style-name="T4">diversi</text:span><text:span text:style-name="T4"> </text:span><text:span text:style-name="T4">modi</text:span><text:span text:style-name="T4"> </text:span><text:span text:style-name="T4">a</text:span><text:span text:style-name="T4"> </text:span><text:span text:style-name="T4">scelta</text:span><text:span text:style-name="T4"> </text:span><text:span text:style-name="T4">del</text:span><text:span text:style-name="T4"> </text:span><text:span text:style-name="T4">giocatore</text:span><text:span text:style-name="T4">. </text:span><text:span text:style-name="T4">Il</text:span><text:span text:style-name="T4"> </text:span><text:span text:style-name="T4">mazzo</text:span><text:span text:style-name="T4"> </text:span><text:span text:style-name="T4">ne</text:span><text:span text:style-name="T4"> </text:span><text:span text:style-name="T4">contiene</text:span><text:span text:style-name="T4"> 8, </text:span><text:span text:style-name="T4">di</text:span><text:span text:style-name="T4"> </text:span><text:span text:style-name="T4">cui</text:span><text:span text:style-name="T4">:</text:span></text:p>
            <text:list xml:id="list996633132564275404" text:style-name="LS4">
              <text:list-item>
                <text:p text:style-name="P11"><text:span text:style-name="T4">4 </text:span><text:span text:style-name="T4">carte</text:span><text:span text:style-name="T4"> </text:span><text:span text:style-name="T4">Jolly</text:span></text:p>
              </text:list-item>
              <text:list-item>
                <text:p text:style-name="P11"><text:span text:style-name="T4">4 </text:span><text:span text:style-name="T4">carte</text:span><text:span text:style-name="T4"> </text:span><text:span text:style-name="T4">Jolly</text:span><text:span text:style-name="T4"> </text:span><text:span text:style-name="T4">Pesca</text:span><text:span text:style-name="T4"> </text:span><text:span text:style-name="T4">Quattro</text:span></text:p>
              </text:list-item>
            </text:list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2"><text:span text:style-name="T4">Classifica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Rapporto</text:span><text:span text:style-name="T4"> </text:span><text:span text:style-name="T4">del</text:span><text:span text:style-name="T4"> </text:span><text:span text:style-name="T4">totale</text:span><text:span text:style-name="T4"> </text:span><text:span text:style-name="T4">di</text:span><text:span text:style-name="T4"> </text:span><text:span text:style-name="T4">premi</text:span><text:span text:style-name="T4"> (</text:span><text:span text:style-name="T4">Corone</text:span><text:span text:style-name="T4"> </text:span><text:span text:style-name="T4">e</text:span><text:span text:style-name="T4"> </text:span><text:span text:style-name="T4">Monete</text:span><text:span text:style-name="T4"> </text:span><text:span text:style-name="T4">d</text:span><text:span text:style-name="T4">’</text:span><text:span text:style-name="T4">Oro</text:span><text:span text:style-name="T4">) </text:span><text:span text:style-name="T4">ottenuti</text:span><text:span text:style-name="T4"> </text:span><text:span text:style-name="T4">in</text:span><text:span text:style-name="T4"> </text:span><text:span text:style-name="T4">un</text:span><text:span text:style-name="T4"> </text:span><text:span text:style-name="T4">periodo</text:span><text:span text:style-name="T4"> </text:span><text:span text:style-name="T4">di</text:span><text:span text:style-name="T4"> </text:span><text:span text:style-name="T4">tempo</text:span><text:span text:style-name="T4"> </text:span><text:span text:style-name="T4">da</text:span><text:span text:style-name="T4"> </text:span><text:span text:style-name="T4">un</text:span><text:span text:style-name="T4"> </text:span><text:span text:style-name="T4">giocatore</text:span><text:span text:style-name="T4"> </text:span><text:span text:style-name="T4">singolo</text:span><text:span text:style-name="T4"> </text:span><text:span text:style-name="T4">o</text:span><text:span text:style-name="T4"> </text:span><text:span text:style-name="T4">da</text:span><text:span text:style-name="T4"> </text:span><text:span text:style-name="T4">una</text:span><text:span text:style-name="T4"> </text:span><text:span text:style-name="T4">squadra</text:span><text:span text:style-name="T4">. </text:span><text:span text:style-name="T4">Per</text:span><text:span text:style-name="T4"> </text:span><text:span text:style-name="T4">quanto</text:span><text:span text:style-name="T4"> </text:span><text:span text:style-name="T4">riguarda</text:span><text:span text:style-name="T4"> </text:span><text:span text:style-name="T4">il</text:span><text:span text:style-name="T4"> </text:span><text:span text:style-name="T4">periodo</text:span><text:span text:style-name="T4"> </text:span><text:span text:style-name="T4">di</text:span><text:span text:style-name="T4"> </text:span><text:span text:style-name="T4">tempo</text:span><text:span text:style-name="T4">, </text:span><text:span text:style-name="T4">il</text:span><text:span text:style-name="T4"> </text:span><text:span text:style-name="T4">sistema</text:span><text:span text:style-name="T4"> </text:span><text:span text:style-name="T4">deve</text:span><text:span text:style-name="T4"> </text:span><text:span text:style-name="T4">permettere</text:span><text:span text:style-name="T4"> </text:span><text:span text:style-name="T4">l</text:span><text:span text:style-name="T4">’</text:span><text:span text:style-name="T4">accesso</text:span><text:span text:style-name="T4"> </text:span><text:span text:style-name="T4">alla</text:span><text:span text:style-name="T4"> </text:span><text:span text:style-name="T4">classifica</text:span><text:span text:style-name="T4"> </text:span><text:span text:style-name="T4">globale</text:span><text:span text:style-name="T4"> (</text:span><text:span text:style-name="T4">calcolata</text:span><text:span text:style-name="T4"> </text:span><text:span text:style-name="T4">dall</text:span><text:span text:style-name="T4">’</text:span><text:span text:style-name="T4">inizio</text:span><text:span text:style-name="T4"> </text:span><text:span text:style-name="T4">dell</text:span><text:span text:style-name="T4">’</text:span><text:span text:style-name="T4">uso</text:span><text:span text:style-name="T4"> </text:span><text:span text:style-name="T4">del</text:span><text:span text:style-name="T4"> </text:span><text:span text:style-name="T4">sistema</text:span><text:span text:style-name="T4">), </text:span><text:span text:style-name="T4">mensile</text:span><text:span text:style-name="T4">, </text:span><text:span text:style-name="T4">settimanale</text:span><text:span text:style-name="T4"> </text:span><text:span text:style-name="T4">e</text:span><text:span text:style-name="T4"> </text:span><text:span text:style-name="T4">giornaliera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Corona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Premio</text:span><text:span text:style-name="T4"> </text:span><text:span text:style-name="T4">assegnato</text:span><text:span text:style-name="T4"> </text:span><text:span text:style-name="T4">a</text:span><text:span text:style-name="T4"> </text:span><text:span text:style-name="T4">un</text:span><text:span text:style-name="T4"> </text:span><text:span text:style-name="T4">giocatore</text:span><text:span text:style-name="T4"> </text:span><text:span text:style-name="T4">il</text:span><text:span text:style-name="T4"> </text:span><text:span text:style-name="T4">cui</text:span><text:span text:style-name="T4"> </text:span><text:span text:style-name="T4">numero</text:span><text:span text:style-name="T4"> </text:span><text:span text:style-name="T4">dipende</text:span><text:span text:style-name="T4"> </text:span><text:span text:style-name="T4">dal</text:span><text:span text:style-name="T4"> </text:span><text:span text:style-name="T4">numero</text:span><text:span text:style-name="T4"> </text:span><text:span text:style-name="T4">di</text:span><text:span text:style-name="T4"> </text:span><text:span text:style-name="T4">avversari</text:span><text:span text:style-name="T4"> </text:span><text:span text:style-name="T4">sconfitti</text:span><text:span text:style-name="T4"> </text:span><text:span text:style-name="T4">dal</text:span><text:span text:style-name="T4"> </text:span><text:span text:style-name="T4">giocatore</text:span><text:span text:style-name="T4"> </text:span><text:span text:style-name="T4">giocando</text:span><text:span text:style-name="T4"> </text:span><text:span text:style-name="T4">una</text:span><text:span text:style-name="T4"> </text:span><text:span text:style-name="T4">partita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Giocatore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Utente</text:span><text:span text:style-name="T4"> </text:span><text:span text:style-name="T4">del</text:span><text:span text:style-name="T4"> </text:span><text:span text:style-name="T4">sistema</text:span><text:span text:style-name="T4"> </text:span><text:span text:style-name="T4">UnoPerTutti</text:span><text:span text:style-name="T4"> </text:span><text:span text:style-name="T4">che</text:span><text:span text:style-name="T4"> </text:span><text:span text:style-name="T4">si</text:span><text:span text:style-name="T4"> </text:span><text:span text:style-name="T4">autentica</text:span><text:span text:style-name="T4"> </text:span><text:span text:style-name="T4">al</text:span><text:span text:style-name="T4"> </text:span><text:span text:style-name="T4">sistema</text:span><text:span text:style-name="T4"> </text:span><text:span text:style-name="T4">e</text:span><text:span text:style-name="T4"> </text:span><text:span text:style-name="T4">lo</text:span><text:span text:style-name="T4"> </text:span><text:span text:style-name="T4">usa</text:span><text:span text:style-name="T4"> </text:span><text:span text:style-name="T4">per</text:span><text:span text:style-name="T4"> </text:span><text:span text:style-name="T4">giocare</text:span><text:span text:style-name="T4"> </text:span><text:span text:style-name="T4">partite</text:span><text:span text:style-name="T4"> </text:span><text:span text:style-name="T4">di</text:span><text:span text:style-name="T4"> </text:span><text:span text:style-name="T4">Uno</text:span><text:span text:style-name="T4"> </text:span><text:span text:style-name="T4">on</text:span><text:span text:style-name="T4">-</text:span><text:span text:style-name="T4">line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4"/>
          </table:table-cell>
          <table:table-cell table:style-name="Tabella1.B10" office:value-type="string">
            <text:p text:style-name="P2"><text:span text:style-name="T6">E</text:span><text:span text:style-name="T6">’ </text:span><text:span text:style-name="T6">l</text:span><text:span text:style-name="T6">’</text:span><text:span text:style-name="T6">unico</text:span><text:span text:style-name="T6"> </text:span><text:span text:style-name="T6">attore</text:span><text:span text:style-name="T6"> </text:span><text:span text:style-name="T6">principale</text:span><text:span text:style-name="T6"> </text:span><text:span text:style-name="T6">dell</text:span><text:span text:style-name="T6">’</text:span><text:span text:style-name="T6">applicazione</text:span><text:span text:style-name="T6"> </text:span><text:span text:style-name="T6">UnoPerTutti</text:span><text:span text:style-name="T6">. </text:span><text:span text:style-name="T6">Nel</text:span><text:span text:style-name="T6"> </text:span><text:span text:style-name="T6">modello</text:span><text:span text:style-name="T6"> </text:span><text:span text:style-name="T6">di</text:span><text:span text:style-name="T6"> </text:span><text:span text:style-name="T6">dominio</text:span><text:span text:style-name="T6"> </text:span><text:span text:style-name="T6">l</text:span><text:span text:style-name="T6">’</text:span><text:span text:style-name="T6">utente</text:span><text:span text:style-name="T6"> </text:span><text:span text:style-name="T6">online</text:span><text:span text:style-name="T6"> </text:span><text:span text:style-name="T6">è</text:span><text:span text:style-name="T6"> </text:span><text:span text:style-name="T6">rappresentato</text:span><text:span text:style-name="T6"> </text:span><text:span text:style-name="T6">dal</text:span><text:span text:style-name="T6"> </text:span><text:span text:style-name="T6">concetto</text:span><text:span text:style-name="T6"> “</text:span><text:span text:style-name="T6">Giocatore</text:span><text:span text:style-name="T6">”, </text:span><text:span text:style-name="T6">caratterizzato</text:span><text:span text:style-name="T6"> </text:span><text:span text:style-name="T6">da</text:span><text:span text:style-name="T6"> </text:span><text:span text:style-name="T6">un</text:span><text:span text:style-name="T6"> </text:span><text:span text:style-name="T9">nome</text:span><text:span text:style-name="T6">, </text:span><text:span text:style-name="T6">e</text:span><text:span text:style-name="T6"> </text:span><text:span text:style-name="T6">associato</text:span><text:span text:style-name="T6"> </text:span><text:span text:style-name="T6">a</text:span><text:span text:style-name="T6"> </text:span><text:span text:style-name="T6">un</text:span><text:span text:style-name="T6"> </text:span><text:span text:style-name="T6">Giocatore</text:span><text:span text:style-name="T6"> </text:span><text:span text:style-name="T6">Registrato</text:span><text:span text:style-name="T6">. </text:span><text:span text:style-name="T6">Il</text:span><text:span text:style-name="T6"> </text:span><text:span text:style-name="T6">concetto</text:span><text:span text:style-name="T6"> </text:span><text:span text:style-name="T6">di</text:span><text:span text:style-name="T6"> </text:span><text:span text:style-name="T6">Giocatore</text:span><text:span text:style-name="T6"> </text:span><text:span text:style-name="T6">Registrato</text:span><text:span text:style-name="T6">, </text:span><text:span text:style-name="T6">che</text:span><text:span text:style-name="T6"> </text:span><text:span text:style-name="T6">rappresenta</text:span><text:span text:style-name="T6"> </text:span><text:span text:style-name="T6">l</text:span><text:span text:style-name="T6">’</text:span><text:span text:style-name="T6">utente</text:span><text:span text:style-name="T6"> </text:span><text:span text:style-name="T6">offline</text:span><text:span text:style-name="T6">, </text:span><text:span text:style-name="T6">racchiude</text:span><text:span text:style-name="T6"> </text:span><text:span text:style-name="T6">gli</text:span><text:span text:style-name="T6"> </text:span><text:span text:style-name="T6">aspetti</text:span><text:span text:style-name="T6"> </text:span><text:span text:style-name="T6">persistenti</text:span><text:span text:style-name="T6">, </text:span><text:span text:style-name="T6">ossia</text:span><text:span text:style-name="T6"> </text:span><text:span text:style-name="T6">il</text:span><text:span text:style-name="T6"> </text:span><text:span text:style-name="T9">nome</text:span><text:span text:style-name="T9"> </text:span><text:span text:style-name="T9">utente</text:span><text:span text:style-name="T6">, </text:span><text:span text:style-name="T6">che</text:span><text:span text:style-name="T6"> </text:span><text:span text:style-name="T6">coincide</text:span><text:span text:style-name="T6"> </text:span><text:span text:style-name="T6">con</text:span><text:span text:style-name="T6"> </text:span><text:span text:style-name="T6">il</text:span><text:span text:style-name="T6"> </text:span><text:span text:style-name="T9">nome</text:span><text:span text:style-name="T6"> </text:span><text:span text:style-name="T6">del</text:span><text:span text:style-name="T6"> </text:span><text:span text:style-name="T6">Giocatore</text:span><text:span text:style-name="T6"> </text:span><text:span text:style-name="T6">una</text:span><text:span text:style-name="T6"> </text:span><text:span text:style-name="T6">volta</text:span><text:span text:style-name="T6"> </text:span><text:span text:style-name="T6">che</text:span><text:span text:style-name="T6"> </text:span><text:span text:style-name="T6">egli</text:span><text:span text:style-name="T6"> </text:span><text:span text:style-name="T6">è</text:span><text:span text:style-name="T6"> </text:span><text:span text:style-name="T6">online</text:span><text:span text:style-name="T6">, </text:span><text:span text:style-name="T6">un</text:span><text:span text:style-name="T6"> </text:span><text:span text:style-name="T9">nome</text:span><text:span text:style-name="T9"> </text:span><text:span text:style-name="T9">account</text:span><text:span text:style-name="T9"> </text:span><text:span text:style-name="T6">usato</text:span><text:span text:style-name="T6"> </text:span><text:span text:style-name="T6">per</text:span><text:span text:style-name="T6"> </text:span><text:span text:style-name="T6">accedere</text:span><text:span text:style-name="T6"> (</text:span><text:span text:style-name="T6">che</text:span><text:span text:style-name="T6"> </text:span><text:span text:style-name="T6">corrisponderà</text:span><text:span text:style-name="T6"> </text:span><text:span text:style-name="T6">all</text:span><text:span text:style-name="T6">’</text:span><text:span text:style-name="T6">email</text:span><text:span text:style-name="T6"> </text:span><text:span text:style-name="T6">fornita</text:span><text:span text:style-name="T6">), </text:span><text:span text:style-name="T6">e</text:span><text:span text:style-name="T6"> </text:span><text:span text:style-name="T6">la</text:span><text:span text:style-name="T6"> </text:span><text:span text:style-name="T9">password</text:span><text:span text:style-name="T6"> </text:span><text:span text:style-name="T6">corrispondente</text:span><text:span text:style-name="T6">. <text:line-break/></text:span><text:span text:style-name="T6">Il</text:span><text:span text:style-name="T6"> </text:span><text:span text:style-name="T6">Giocatore</text:span><text:span text:style-name="T6"> </text:span><text:span text:style-name="T6">Registrato</text:span><text:span text:style-name="T6"> </text:span><text:span text:style-name="T7">può</text:span><text:span text:style-name="T6"> </text:span><text:span text:style-name="T6">essere</text:span><text:span text:style-name="T6"> </text:span><text:span text:style-name="T6">proprietario</text:span><text:span text:style-name="T6"> </text:span><text:span text:style-name="T6">di</text:span><text:span text:style-name="T6"> </text:span><text:span text:style-name="T6">una</text:span><text:span text:style-name="T6"> </text:span><text:span text:style-name="T6">Squadra</text:span><text:span text:style-name="T6"> </text:span><text:span text:style-name="T6">aperta</text:span><text:span text:style-name="T6"> (</text:span><text:span text:style-name="T6">alla</text:span><text:span text:style-name="T6"> </text:span><text:span text:style-name="T6">quale</text:span><text:span text:style-name="T6"> </text:span><text:span text:style-name="T6">è</text:span><text:span text:style-name="T6"> </text:span><text:span text:style-name="T6">anche</text:span><text:span text:style-name="T6"> </text:span><text:span text:style-name="T6">iscritto</text:span><text:span text:style-name="T6">) </text:span><text:span text:style-name="T6">e</text:span><text:span text:style-name="T6"> </text:span><text:span text:style-name="T6">di</text:span><text:span text:style-name="T6"> </text:span><text:span text:style-name="T6">un</text:span><text:span text:style-name="T6"> </text:span><text:span text:style-name="T6">numero</text:span><text:span text:style-name="T6"> </text:span><text:span text:style-name="T6">qualunque</text:span><text:span text:style-name="T6"> </text:span><text:span text:style-name="T6">di</text:span><text:span text:style-name="T6"> </text:span><text:span text:style-name="T6">Squadre</text:span><text:span text:style-name="T6"> </text:span><text:span text:style-name="T6">chiuse</text:span><text:span text:style-name="T6">. </text:span><text:span text:style-name="T7">Può</text:span><text:span text:style-name="T6"> </text:span><text:span text:style-name="T6">inoltre</text:span><text:span text:style-name="T6"> </text:span><text:span text:style-name="T6">essere</text:span><text:span text:style-name="T6"> </text:span><text:span text:style-name="T9">iscritto</text:span><text:span text:style-name="T6"> </text:span><text:span text:style-name="T6">ad</text:span><text:span text:style-name="T6"> </text:span><text:span text:style-name="T6">una</text:span><text:span text:style-name="T6"> </text:span><text:span text:style-name="T6">Squadra</text:span><text:span text:style-name="T6">. </text:span><text:span text:style-name="T6">La</text:span><text:span text:style-name="T6"> </text:span><text:span text:style-name="T6">relazione</text:span><text:span text:style-name="T6"> </text:span><text:span text:style-name="T6">fra</text:span><text:span text:style-name="T6"> </text:span><text:span text:style-name="T6">giocatori</text:span><text:span text:style-name="T6"> </text:span><text:span text:style-name="T6">s</text:span><text:span text:style-name="T6"> </text:span><text:span text:style-name="T6">squadre</text:span><text:span text:style-name="T6"> </text:span><text:span text:style-name="T6">è</text:span><text:span text:style-name="T6"> </text:span><text:span text:style-name="T6">infatti</text:span><text:span text:style-name="T6"> </text:span><text:span text:style-name="T6">persistente</text:span><text:span text:style-name="T6">. <text:line-break/></text:span><text:soft-page-break/><text:span text:style-name="T6">Il</text:span><text:span text:style-name="T6"> </text:span><text:span text:style-name="T6">Giocatore</text:span><text:span text:style-name="T6"> </text:span><text:span text:style-name="T7">può</text:span><text:span text:style-name="T6"> </text:span><text:span text:style-name="T6">gestire</text:span><text:span text:style-name="T6"> </text:span><text:span text:style-name="T6">una</text:span><text:span text:style-name="T6"> </text:span><text:span text:style-name="T6">o</text:span><text:span text:style-name="T6"> </text:span><text:span text:style-name="T6">più</text:span><text:span text:style-name="T6"> </text:span><text:span text:style-name="T6">Stanze</text:span><text:span text:style-name="T6"> </text:span><text:span text:style-name="T6">e</text:span><text:span text:style-name="T6"> </text:span><text:span text:style-name="T7">può</text:span><text:span text:style-name="T6"> </text:span><text:span text:style-name="T6">essere</text:span><text:span text:style-name="T6"> </text:span><text:span text:style-name="T9">partecipare</text:span><text:span text:style-name="T6"> </text:span><text:span text:style-name="T7">al</text:span><text:span text:style-name="T7"> </text:span><text:span text:style-name="T7">massimo</text:span><text:span text:style-name="T6"> </text:span><text:span text:style-name="T6">ad</text:span><text:span text:style-name="T6"> </text:span><text:span text:style-name="T6">una</text:span><text:span text:style-name="T6"> </text:span><text:span text:style-name="T6">Stanza</text:span><text:span text:style-name="T6"> (</text:span><text:span text:style-name="T6">gestita</text:span><text:span text:style-name="T6"> </text:span><text:span text:style-name="T6">da</text:span><text:span text:style-name="T6"> </text:span><text:span text:style-name="T6">lui</text:span><text:span text:style-name="T6"> </text:span><text:span text:style-name="T6">o</text:span><text:span text:style-name="T6"> </text:span><text:span text:style-name="T6">da</text:span><text:span text:style-name="T6"> </text:span><text:span text:style-name="T6">altri</text:span><text:span text:style-name="T6">). </text:span><text:span text:style-name="T6">L</text:span><text:span text:style-name="T6">’</text:span><text:span text:style-name="T6">associazione</text:span><text:span text:style-name="T6"> </text:span><text:span text:style-name="T6">fra</text:span><text:span text:style-name="T6"> </text:span><text:span text:style-name="T6">giocatori</text:span><text:span text:style-name="T6"> </text:span><text:span text:style-name="T6">e</text:span><text:span text:style-name="T6"> </text:span><text:span text:style-name="T6">stanze</text:span><text:span text:style-name="T6"> </text:span><text:span text:style-name="T6">non</text:span><text:span text:style-name="T6"> </text:span><text:span text:style-name="T6">è</text:span><text:span text:style-name="T6"> </text:span><text:span text:style-name="T6">persistente</text:span><text:span text:style-name="T6"> (</text:span><text:span text:style-name="T6">dura</text:span><text:span text:style-name="T6"> </text:span><text:span text:style-name="T6">solo</text:span><text:span text:style-name="T6"> </text:span><text:span text:style-name="T6">fino</text:span><text:span text:style-name="T6"> </text:span><text:span text:style-name="T6">a</text:span><text:span text:style-name="T6"> </text:span><text:span text:style-name="T6">che</text:span><text:span text:style-name="T6"> </text:span><text:span text:style-name="T6">il</text:span><text:span text:style-name="T6"> </text:span><text:span text:style-name="T6">giocatore</text:span><text:span text:style-name="T6"> </text:span><text:span text:style-name="T6">è</text:span><text:span text:style-name="T6"> </text:span><text:span text:style-name="T6">online</text:span><text:span text:style-name="T6">)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Gioco</text:span><text:span text:style-name="T4"> </text:span><text:span text:style-name="T4">a</text:span><text:span text:style-name="T4"> </text:span><text:span text:style-name="T4">Squadre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Partita</text:span><text:span text:style-name="T4"> </text:span><text:span text:style-name="T4">in</text:span><text:span text:style-name="T4"> </text:span><text:span text:style-name="T4">cui</text:span><text:span text:style-name="T4"> </text:span><text:span text:style-name="T4">ogni</text:span><text:span text:style-name="T4"> </text:span><text:span text:style-name="T4">partecipante</text:span><text:span text:style-name="T4"> </text:span><text:span text:style-name="T4">appartiene</text:span><text:span text:style-name="T4"> </text:span><text:span text:style-name="T4">ad</text:span><text:span text:style-name="T4"> </text:span><text:span text:style-name="T4">una</text:span><text:span text:style-name="T4"> </text:span><text:span text:style-name="T4">squadra</text:span><text:span text:style-name="T4"> </text:span><text:span text:style-name="T4">diversa</text:span><text:span text:style-name="T4">, </text:span><text:span text:style-name="T4">e</text:span><text:span text:style-name="T4"> </text:span><text:span text:style-name="T4">tutti</text:span><text:span text:style-name="T4"> </text:span><text:span text:style-name="T4">i</text:span><text:span text:style-name="T4"> </text:span><text:span text:style-name="T4">partecipanti</text:span><text:span text:style-name="T4"> </text:span><text:span text:style-name="T4">sono</text:span><text:span text:style-name="T4"> </text:span><text:span text:style-name="T4">d</text:span><text:span text:style-name="T4">’</text:span><text:span text:style-name="T4">accordo</text:span><text:span text:style-name="T4"> </text:span><text:span text:style-name="T4">che</text:span><text:span text:style-name="T4"> </text:span><text:span text:style-name="T4">valga</text:span><text:span text:style-name="T4"> </text:span><text:span text:style-name="T4">per</text:span><text:span text:style-name="T4"> </text:span><text:span text:style-name="T4">il</text:span><text:span text:style-name="T4"> </text:span><text:span text:style-name="T4">gioco</text:span><text:span text:style-name="T4"> </text:span><text:span text:style-name="T4">a</text:span><text:span text:style-name="T4"> </text:span><text:span text:style-name="T4">squadre</text:span><text:span text:style-name="T4">. </text:span><text:span text:style-name="T4">In</text:span><text:span text:style-name="T4"> </text:span><text:span text:style-name="T4">tali</text:span><text:span text:style-name="T4"> </text:span><text:span text:style-name="T4">partite</text:span><text:span text:style-name="T4"> </text:span><text:span text:style-name="T4">i</text:span><text:span text:style-name="T4"> </text:span><text:span text:style-name="T4">premi</text:span><text:span text:style-name="T4"> </text:span><text:span text:style-name="T4">vinti</text:span><text:span text:style-name="T4"> </text:span><text:span text:style-name="T4">dai</text:span><text:span text:style-name="T4"> </text:span><text:span text:style-name="T4">giocatori</text:span><text:span text:style-name="T4"> </text:span><text:span text:style-name="T4">verranno</text:span><text:span text:style-name="T4"> </text:span><text:span text:style-name="T4">attribuiti</text:span><text:span text:style-name="T4"> </text:span><text:span text:style-name="T4">anche</text:span><text:span text:style-name="T4"> </text:span><text:span text:style-name="T4">alle</text:span><text:span text:style-name="T4"> </text:span><text:span text:style-name="T4">rispettive</text:span><text:span text:style-name="T4"> </text:span><text:span text:style-name="T4">squadre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Gir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L</text:span><text:span text:style-name="T4">’</text:span><text:span text:style-name="T4">ordine</text:span><text:span text:style-name="T4"> </text:span><text:span text:style-name="T4">in</text:span><text:span text:style-name="T4"> </text:span><text:span text:style-name="T4">cui</text:span><text:span text:style-name="T4"> </text:span><text:span text:style-name="T4">il</text:span><text:span text:style-name="T4"> </text:span><text:span text:style-name="T4">turno</text:span><text:span text:style-name="T4"> </text:span><text:span text:style-name="T4">passa</text:span><text:span text:style-name="T4"> </text:span><text:span text:style-name="T4">fra</text:span><text:span text:style-name="T4"> </text:span><text:span text:style-name="T4">i</text:span><text:span text:style-name="T4"> </text:span><text:span text:style-name="T4">giocatori</text:span><text:span text:style-name="T4">. </text:span><text:span text:style-name="T4">Il</text:span><text:span text:style-name="T4"> </text:span><text:span text:style-name="T4">primo</text:span><text:span text:style-name="T4"> </text:span><text:span text:style-name="T4">giocatore</text:span><text:span text:style-name="T4"> </text:span><text:span text:style-name="T4">viene</text:span><text:span text:style-name="T4"> </text:span><text:span text:style-name="T4">stabilito</text:span><text:span text:style-name="T4"> </text:span><text:span text:style-name="T4">con</text:span><text:span text:style-name="T4"> </text:span><text:span text:style-name="T4">la</text:span><text:span text:style-name="T4"> </text:span><text:span text:style-name="T4">pesca</text:span><text:span text:style-name="T4"> </text:span><text:span text:style-name="T4">di</text:span><text:span text:style-name="T4"> </text:span><text:span text:style-name="T4">una</text:span><text:span text:style-name="T4"> </text:span><text:span text:style-name="T4">carta</text:span><text:span text:style-name="T4"> (</text:span><text:span text:style-name="T4">carta</text:span><text:span text:style-name="T4"> </text:span><text:span text:style-name="T4">più</text:span><text:span text:style-name="T4"> </text:span><text:span text:style-name="T4">alta</text:span><text:span text:style-name="T4"> </text:span><text:span text:style-name="T4">vince</text:span><text:span text:style-name="T4">); </text:span><text:span text:style-name="T4">successivamente</text:span><text:span text:style-name="T4"> </text:span><text:span text:style-name="T4">si</text:span><text:span text:style-name="T4"> </text:span><text:span text:style-name="T4">prosegue</text:span><text:span text:style-name="T4"> </text:span><text:span text:style-name="T4">in</text:span><text:span text:style-name="T4"> </text:span><text:span text:style-name="T4">senso</text:span><text:span text:style-name="T4"> </text:span><text:span text:style-name="T4">orario</text:span><text:span text:style-name="T4">, </text:span><text:span text:style-name="T4">ma</text:span><text:span text:style-name="T4"> </text:span><text:span text:style-name="T4">la</text:span><text:span text:style-name="T4"> </text:span><text:span text:style-name="T4">carta</text:span><text:span text:style-name="T4"> “</text:span><text:span text:style-name="T4">Cambia</text:span><text:span text:style-name="T4"> </text:span><text:span text:style-name="T4">Giro</text:span><text:span text:style-name="T4">” </text:span><text:span text:style-name="T4">fa</text:span><text:span text:style-name="T4"> </text:span><text:span text:style-name="T4">sì</text:span><text:span text:style-name="T4"> </text:span><text:span text:style-name="T4">che</text:span><text:span text:style-name="T4"> </text:span><text:span text:style-name="T4">il</text:span><text:span text:style-name="T4"> </text:span><text:span text:style-name="T4">senso</text:span><text:span text:style-name="T4"> </text:span><text:span text:style-name="T4">si</text:span><text:span text:style-name="T4"> </text:span><text:span text:style-name="T4">inverta</text:span><text:span text:style-name="T4"> (</text:span><text:span text:style-name="T4">da</text:span><text:span text:style-name="T4"> </text:span><text:span text:style-name="T4">orario</text:span><text:span text:style-name="T4"> </text:span><text:span text:style-name="T4">ad</text:span><text:span text:style-name="T4"> </text:span><text:span text:style-name="T4">antiorario</text:span><text:span text:style-name="T4"> </text:span><text:span text:style-name="T4">e</text:span><text:span text:style-name="T4"> </text:span><text:span text:style-name="T4">viceversa</text:span><text:span text:style-name="T4">)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Interruzione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Situazione</text:span><text:span text:style-name="T4"> </text:span><text:span text:style-name="T4">in</text:span><text:span text:style-name="T4"> </text:span><text:span text:style-name="T4">cui</text:span><text:span text:style-name="T4"> </text:span><text:span text:style-name="T4">un</text:span><text:span text:style-name="T4"> </text:span><text:span text:style-name="T4">qualunque</text:span><text:span text:style-name="T4"> </text:span><text:span text:style-name="T4">giocatore</text:span><text:span text:style-name="T4">, </text:span><text:span text:style-name="T4">anche</text:span><text:span text:style-name="T4"> </text:span><text:span text:style-name="T4">non</text:span><text:span text:style-name="T4"> </text:span><text:span text:style-name="T4">di</text:span><text:span text:style-name="T4"> </text:span><text:span text:style-name="T4">turno</text:span><text:span text:style-name="T4">, </text:span><text:span text:style-name="T4">scarta</text:span><text:span text:style-name="T4"> </text:span><text:span text:style-name="T4">una</text:span><text:span text:style-name="T4"> </text:span><text:span text:style-name="T4">carta</text:span><text:span text:style-name="T4"> </text:span><text:span text:style-name="T4">identica</text:span><text:span text:style-name="T4"> </text:span><text:span text:style-name="T4">a</text:span><text:span text:style-name="T4"> </text:span><text:span text:style-name="T4">quella</text:span><text:span text:style-name="T4"> </text:span><text:span text:style-name="T4">in</text:span><text:span text:style-name="T4"> </text:span><text:span text:style-name="T4">cima</text:span><text:span text:style-name="T4"> </text:span><text:span text:style-name="T4">al</text:span><text:span text:style-name="T4"> </text:span><text:span text:style-name="T4">mazzo</text:span><text:span text:style-name="T4"> </text:span><text:span text:style-name="T4">scarti</text:span><text:span text:style-name="T4">. </text:span><text:span text:style-name="T4">Deve</text:span><text:span text:style-name="T4"> </text:span><text:span text:style-name="T4">però</text:span><text:span text:style-name="T4"> </text:span><text:span text:style-name="T4">farlo</text:span><text:span text:style-name="T4"> </text:span><text:span text:style-name="T4">prima</text:span><text:span text:style-name="T4"> </text:span><text:span text:style-name="T4">che</text:span><text:span text:style-name="T4"> </text:span><text:span text:style-name="T4">il</text:span><text:span text:style-name="T4"> </text:span><text:span text:style-name="T4">giocatore</text:span><text:span text:style-name="T4"> </text:span><text:span text:style-name="T4">di</text:span><text:span text:style-name="T4"> </text:span><text:span text:style-name="T4">turno</text:span><text:span text:style-name="T4"> </text:span><text:span text:style-name="T4">giochi</text:span><text:span text:style-name="T4"> </text:span><text:span text:style-name="T4">la</text:span><text:span text:style-name="T4"> </text:span><text:span text:style-name="T4">propria</text:span><text:span text:style-name="T4"> </text:span><text:span text:style-name="T4">carta</text:span><text:span text:style-name="T4">. </text:span><text:span text:style-name="T4">Se</text:span><text:span text:style-name="T4"> </text:span><text:span text:style-name="T4">più</text:span><text:span text:style-name="T4"> </text:span><text:span text:style-name="T4">giocatori</text:span><text:span text:style-name="T4"> </text:span><text:span text:style-name="T4">cercano</text:span><text:span text:style-name="T4"> </text:span><text:span text:style-name="T4">di</text:span><text:span text:style-name="T4"> </text:span><text:span text:style-name="T4">interrompere</text:span><text:span text:style-name="T4"> (</text:span><text:span text:style-name="T4">possibile</text:span><text:span text:style-name="T4"> </text:span><text:span text:style-name="T4">solo</text:span><text:span text:style-name="T4"> </text:span><text:span text:style-name="T4">in</text:span><text:span text:style-name="T4"> </text:span><text:span text:style-name="T4">caso</text:span><text:span text:style-name="T4"> </text:span><text:span text:style-name="T4">di</text:span><text:span text:style-name="T4"> </text:span><text:span text:style-name="T4">carta</text:span><text:span text:style-name="T4"> </text:span><text:span text:style-name="T4">Jolly</text:span><text:span text:style-name="T4">) </text:span><text:span text:style-name="T4">vale</text:span><text:span text:style-name="T4"> </text:span><text:span text:style-name="T4">l</text:span><text:span text:style-name="T4">’</text:span><text:span text:style-name="T4">interruzione</text:span><text:span text:style-name="T4"> </text:span><text:span text:style-name="T4">di</text:span><text:span text:style-name="T4"> </text:span><text:span text:style-name="T4">quello</text:span><text:span text:style-name="T4"> </text:span><text:span text:style-name="T4">che</text:span><text:span text:style-name="T4"> </text:span><text:span text:style-name="T4">ha</text:span><text:span text:style-name="T4"> </text:span><text:span text:style-name="T4">giocato</text:span><text:span text:style-name="T4"> </text:span><text:span text:style-name="T4">per</text:span><text:span text:style-name="T4"> </text:span><text:span text:style-name="T4">primo</text:span><text:span text:style-name="T4">. </text:span><text:span text:style-name="T4">Ad</text:span><text:span text:style-name="T4"> </text:span><text:span text:style-name="T4">interrompere</text:span><text:span text:style-name="T4"> </text:span><text:span text:style-name="T4">può</text:span><text:span text:style-name="T4"> </text:span><text:span text:style-name="T4">anche</text:span><text:span text:style-name="T4"> </text:span><text:span text:style-name="T4">essere</text:span><text:span text:style-name="T4"> </text:span><text:span text:style-name="T4">il</text:span><text:span text:style-name="T4"> </text:span><text:span text:style-name="T4">giocatore</text:span><text:span text:style-name="T4"> </text:span><text:span text:style-name="T4">che</text:span><text:span text:style-name="T4"> </text:span><text:span text:style-name="T4">ha</text:span><text:span text:style-name="T4"> </text:span><text:span text:style-name="T4">appena</text:span><text:span text:style-name="T4"> </text:span><text:span text:style-name="T4">terminato</text:span><text:span text:style-name="T4"> </text:span><text:span text:style-name="T4">il</text:span><text:span text:style-name="T4"> </text:span><text:span text:style-name="T4">turno</text:span><text:span text:style-name="T4">, </text:span><text:span text:style-name="T4">che</text:span><text:span text:style-name="T4"> </text:span><text:span text:style-name="T4">in</text:span><text:span text:style-name="T4"> </text:span><text:span text:style-name="T4">questo</text:span><text:span text:style-name="T4"> </text:span><text:span text:style-name="T4">caso</text:span><text:span text:style-name="T4"> </text:span><text:span text:style-name="T4">giocherà</text:span><text:span text:style-name="T4"> </text:span><text:span text:style-name="T4">due</text:span><text:span text:style-name="T4"> </text:span><text:span text:style-name="T4">carte</text:span><text:span text:style-name="T4"> </text:span><text:span text:style-name="T4">di</text:span><text:span text:style-name="T4"> </text:span><text:span text:style-name="T4">fila</text:span><text:span text:style-name="T4">. </text:span><text:span text:style-name="T4">Successivamente</text:span><text:span text:style-name="T4"> </text:span><text:span text:style-name="T4">all</text:span><text:span text:style-name="T4">’</text:span><text:span text:style-name="T4">interruzione</text:span><text:span text:style-name="T4">, </text:span><text:span text:style-name="T4">il</text:span><text:span text:style-name="T4"> </text:span><text:span text:style-name="T4">giro</text:span><text:span text:style-name="T4"> </text:span><text:span text:style-name="T4">riprende</text:span><text:span text:style-name="T4"> </text:span><text:span text:style-name="T4">dal</text:span><text:span text:style-name="T4"> </text:span><text:span text:style-name="T4">giocatore</text:span><text:span text:style-name="T4"> </text:span><text:span text:style-name="T4">successivo</text:span><text:span text:style-name="T4"> </text:span><text:span text:style-name="T4">a</text:span><text:span text:style-name="T4"> </text:span><text:span text:style-name="T4">quello</text:span><text:span text:style-name="T4"> </text:span><text:span text:style-name="T4">che</text:span><text:span text:style-name="T4"> </text:span><text:span text:style-name="T4">ha</text:span><text:span text:style-name="T4"> </text:span><text:span text:style-name="T4">interrotto</text:span><text:span text:style-name="T4">, </text:span><text:span text:style-name="T4">nella</text:span><text:span text:style-name="T4"> </text:span><text:span text:style-name="T4">direzione</text:span><text:span text:style-name="T4"> </text:span><text:span text:style-name="T4">in</text:span><text:span text:style-name="T4"> </text:span><text:span text:style-name="T4">cui</text:span><text:span text:style-name="T4"> </text:span><text:span text:style-name="T4">procedeva</text:span><text:span text:style-name="T4"> </text:span><text:span text:style-name="T4">prima</text:span><text:span text:style-name="T4"> </text:span><text:span text:style-name="T4">dell</text:span><text:span text:style-name="T4">’</text:span><text:span text:style-name="T4">interruzione</text:span><text:span text:style-name="T4">. </text:span><text:span text:style-name="T4">Se</text:span><text:span text:style-name="T4"> </text:span><text:span text:style-name="T4">l</text:span><text:span text:style-name="T4">’</text:span><text:span text:style-name="T4">interruzione</text:span><text:span text:style-name="T4"> </text:span><text:span text:style-name="T4">avviene</text:span><text:span text:style-name="T4"> </text:span><text:span text:style-name="T4">su</text:span><text:span text:style-name="T4"> </text:span><text:span text:style-name="T4">una</text:span><text:span text:style-name="T4"> </text:span><text:span text:style-name="T4">carta</text:span><text:span text:style-name="T4"> </text:span><text:span text:style-name="T4">Azione</text:span><text:span text:style-name="T4">, </text:span><text:span text:style-name="T4">gli</text:span><text:span text:style-name="T4"> </text:span><text:span text:style-name="T4">effetti</text:span><text:span text:style-name="T4"> </text:span><text:span text:style-name="T4">delle</text:span><text:span text:style-name="T4"> </text:span><text:span text:style-name="T4">due</text:span><text:span text:style-name="T4"> </text:span><text:span text:style-name="T4">carte</text:span><text:span text:style-name="T4"> </text:span><text:span text:style-name="T4">si</text:span><text:span text:style-name="T4"> </text:span><text:span text:style-name="T4">annullan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Jolly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Permette</text:span><text:span text:style-name="T4"> </text:span><text:span text:style-name="T4">al</text:span><text:span text:style-name="T4"> </text:span><text:span text:style-name="T4">giocatore</text:span><text:span text:style-name="T4"> </text:span><text:span text:style-name="T4">di</text:span><text:span text:style-name="T4"> </text:span><text:span text:style-name="T4">scegliere</text:span><text:span text:style-name="T4"> </text:span><text:span text:style-name="T4">uno</text:span><text:span text:style-name="T4"> </text:span><text:span text:style-name="T4">tra</text:span><text:span text:style-name="T4"> </text:span><text:span text:style-name="T4">i</text:span><text:span text:style-name="T4"> </text:span><text:span text:style-name="T4">quattro</text:span><text:span text:style-name="T4"> </text:span><text:span text:style-name="T4">colori</text:span><text:span text:style-name="T4"> </text:span><text:span text:style-name="T4">disponibili</text:span><text:span text:style-name="T4"> (</text:span><text:span text:style-name="T4">Rosso</text:span><text:span text:style-name="T4">, </text:span><text:span text:style-name="T4">Verde</text:span><text:span text:style-name="T4">, </text:span><text:span text:style-name="T4">Blu</text:span><text:span text:style-name="T4">, </text:span><text:span text:style-name="T4">Giallo</text:span><text:span text:style-name="T4">) </text:span><text:span text:style-name="T4">e</text:span><text:span text:style-name="T4"> </text:span><text:span text:style-name="T4">farlo</text:span><text:span text:style-name="T4"> </text:span><text:span text:style-name="T4">diventare</text:span><text:span text:style-name="T4"> </text:span><text:span text:style-name="T4">il</text:span><text:span text:style-name="T4"> </text:span><text:span text:style-name="T4">nuovo</text:span><text:span text:style-name="T4"> </text:span><text:span text:style-name="T4">colore</text:span><text:span text:style-name="T4"> </text:span><text:span text:style-name="T4">di</text:span><text:span text:style-name="T4"> </text:span><text:span text:style-name="T4">gioc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Jolly</text:span><text:span text:style-name="T4"> </text:span><text:span text:style-name="T4">Pesca</text:span><text:span text:style-name="T4"> </text:span><text:span text:style-name="T4">Quattr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Ha</text:span><text:span text:style-name="T4"> </text:span><text:span text:style-name="T4">gli</text:span><text:span text:style-name="T4"> </text:span><text:span text:style-name="T4">stessi</text:span><text:span text:style-name="T4"> </text:span><text:span text:style-name="T4">effetti</text:span><text:span text:style-name="T4"> </text:span><text:span text:style-name="T4">del</text:span><text:span text:style-name="T4"> </text:span><text:span text:style-name="T4">Jolly</text:span><text:span text:style-name="T4"> </text:span><text:span text:style-name="T4">ma</text:span><text:span text:style-name="T4"> </text:span><text:span text:style-name="T4">in</text:span><text:span text:style-name="T4"> </text:span><text:span text:style-name="T4">più</text:span><text:span text:style-name="T4"> </text:span><text:span text:style-name="T4">costringe</text:span><text:span text:style-name="T4"> </text:span><text:span text:style-name="T4">il</text:span><text:span text:style-name="T4"> </text:span><text:span text:style-name="T4">giocatore</text:span><text:span text:style-name="T4"> </text:span><text:span text:style-name="T4">successivo</text:span><text:span text:style-name="T4"> </text:span><text:span text:style-name="T4">a</text:span><text:span text:style-name="T4"> </text:span><text:span text:style-name="T4">pescare</text:span><text:span text:style-name="T4"> </text:span><text:span text:style-name="T4">quattro</text:span><text:span text:style-name="T4"> </text:span><text:span text:style-name="T4">carte</text:span><text:span text:style-name="T4"> </text:span><text:span text:style-name="T4">senza</text:span><text:span text:style-name="T4"> </text:span><text:span text:style-name="T4">poter</text:span><text:span text:style-name="T4"> </text:span><text:span text:style-name="T4">scartare</text:span><text:span text:style-name="T4">. </text:span><text:span text:style-name="T4">Può</text:span><text:span text:style-name="T4"> </text:span><text:span text:style-name="T4">essere</text:span><text:span text:style-name="T4"> </text:span><text:span text:style-name="T4">giocata</text:span><text:span text:style-name="T4"> </text:span><text:span text:style-name="T4">solo</text:span><text:span text:style-name="T4"> </text:span><text:span text:style-name="T4">se</text:span><text:span text:style-name="T4"> </text:span><text:span text:style-name="T4">non</text:span><text:span text:style-name="T4"> </text:span><text:span text:style-name="T4">si</text:span><text:span text:style-name="T4"> </text:span><text:span text:style-name="T4">possiedono</text:span><text:span text:style-name="T4"> </text:span><text:span text:style-name="T4">carte</text:span><text:span text:style-name="T4"> </text:span><text:span text:style-name="T4">dell</text:span><text:span text:style-name="T4">’</text:span><text:span text:style-name="T4">attuale</text:span><text:span text:style-name="T4"> </text:span><text:span text:style-name="T4">colore</text:span><text:span text:style-name="T4"> </text:span><text:span text:style-name="T4">di</text:span><text:span text:style-name="T4"> </text:span><text:span text:style-name="T4">gioco</text:span><text:span text:style-name="T4"> (</text:span><text:span text:style-name="T4">ma</text:span><text:span text:style-name="T4"> </text:span><text:span text:style-name="T4">è</text:span><text:span text:style-name="T4"> </text:span><text:span text:style-name="T4">possibile</text:span><text:span text:style-name="T4"> </text:span><text:span text:style-name="T4">tentare</text:span><text:span text:style-name="T4"> </text:span><text:span text:style-name="T4">un</text:span><text:span text:style-name="T4"> </text:span><text:span text:style-name="T4">Bluff</text:span><text:span text:style-name="T4">).</text:span></text:p>
          </table:table-cell>
          <table:table-cell table:style-name="Tabella1.A1" office:value-type="string">
            <text:p text:style-name="P2"><text:span text:style-name="T4">Pesca</text:span><text:span text:style-name="T4"> </text:span><text:span text:style-name="T4">Quattro</text:span></text:p>
          </table:table-cell>
        </table:table-row>
        <table:table-row>
          <table:table-cell table:style-name="Tabella1.A1" office:value-type="string">
            <text:p text:style-name="P2"><text:span text:style-name="T4">Manche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Frazione</text:span><text:span text:style-name="T4"> </text:span><text:span text:style-name="T4">di</text:span><text:span text:style-name="T4"> </text:span><text:span text:style-name="T4">una</text:span><text:span text:style-name="T4"> </text:span><text:span text:style-name="T4">partita</text:span><text:span text:style-name="T4">, </text:span><text:span text:style-name="T4">in</text:span><text:span text:style-name="T4"> </text:span><text:span text:style-name="T4">cui</text:span><text:span text:style-name="T4"> </text:span><text:span text:style-name="T4">si</text:span><text:span text:style-name="T4"> </text:span><text:span text:style-name="T4">parte</text:span><text:span text:style-name="T4"> </text:span><text:span text:style-name="T4">con</text:span><text:span text:style-name="T4"> </text:span><text:span text:style-name="T4">il</text:span><text:span text:style-name="T4"> </text:span><text:span text:style-name="T4">mazzo</text:span><text:span text:style-name="T4"> </text:span><text:span text:style-name="T4">di</text:span><text:span text:style-name="T4"> </text:span><text:span text:style-name="T4">gioco</text:span><text:span text:style-name="T4"> </text:span><text:span text:style-name="T4">completo</text:span><text:span text:style-name="T4"> </text:span><text:span text:style-name="T4">e</text:span><text:span text:style-name="T4"> </text:span><text:span text:style-name="T4">si</text:span><text:span text:style-name="T4"> </text:span><text:span text:style-name="T4">effettuano</text:span><text:span text:style-name="T4"> </text:span><text:span text:style-name="T4">turni</text:span><text:span text:style-name="T4"> </text:span><text:span text:style-name="T4">di</text:span><text:span text:style-name="T4"> </text:span><text:span text:style-name="T4">gioco</text:span><text:span text:style-name="T4"> </text:span><text:span text:style-name="T4">fino</text:span><text:span text:style-name="T4"> </text:span><text:span text:style-name="T4">a</text:span><text:span text:style-name="T4"> </text:span><text:span text:style-name="T4">che</text:span><text:span text:style-name="T4"> </text:span><text:span text:style-name="T4">un</text:span><text:span text:style-name="T4"> </text:span><text:span text:style-name="T4">giocatore</text:span><text:span text:style-name="T4"> </text:span><text:span text:style-name="T4">non</text:span><text:span text:style-name="T4"> </text:span><text:span text:style-name="T4">vince</text:span><text:span text:style-name="T4"> </text:span><text:span text:style-name="T4">la</text:span><text:span text:style-name="T4"> </text:span><text:span text:style-name="T4">manche</text:span><text:span text:style-name="T4"> </text:span><text:span text:style-name="T4">restando</text:span><text:span text:style-name="T4"> </text:span><text:span text:style-name="T4">senza</text:span><text:span text:style-name="T4"> </text:span><text:span text:style-name="T4">carte</text:span><text:span text:style-name="T4"> </text:span><text:span text:style-name="T4">in</text:span><text:span text:style-name="T4"> </text:span><text:span text:style-name="T4">mano</text:span><text:span text:style-name="T4">. </text:span><text:span text:style-name="T4">al</text:span><text:span text:style-name="T4"> </text:span><text:span text:style-name="T4">termine</text:span><text:span text:style-name="T4"> </text:span><text:span text:style-name="T4">della</text:span><text:span text:style-name="T4"> </text:span><text:span text:style-name="T4">manche</text:span><text:span text:style-name="T4"> </text:span><text:span text:style-name="T4">vengono</text:span><text:span text:style-name="T4"> </text:span><text:span text:style-name="T4">attribuiti</text:span><text:span text:style-name="T4"> </text:span><text:span text:style-name="T4">dei</text:span><text:span text:style-name="T4"> </text:span><text:span text:style-name="T4">premi</text:span><text:span text:style-name="T4"> </text:span><text:span text:style-name="T4">che</text:span><text:span text:style-name="T4"> </text:span><text:span text:style-name="T4">andranno</text:span><text:span text:style-name="T4"> </text:span><text:span text:style-name="T4">a</text:span><text:span text:style-name="T4"> </text:span><text:span text:style-name="T4">contribuire</text:span><text:span text:style-name="T4"> </text:span><text:span text:style-name="T4">al</text:span><text:span text:style-name="T4"> </text:span><text:span text:style-name="T4">calcolo</text:span><text:span text:style-name="T4"> </text:span><text:span text:style-name="T4">dei</text:span><text:span text:style-name="T4"> </text:span><text:span text:style-name="T4">premi</text:span><text:span text:style-name="T4"> </text:span><text:span text:style-name="T4">per</text:span><text:span text:style-name="T4"> </text:span><text:span text:style-name="T4">la</text:span><text:span text:style-name="T4"> </text:span><text:span text:style-name="T4">partita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Man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Insieme</text:span><text:span text:style-name="T4"> </text:span><text:span text:style-name="T4">di</text:span><text:span text:style-name="T4"> </text:span><text:span text:style-name="T4">carte</text:span><text:span text:style-name="T4"> </text:span><text:span text:style-name="T4">in</text:span><text:span text:style-name="T4"> </text:span><text:span text:style-name="T4">mano</text:span><text:span text:style-name="T4"> </text:span><text:span text:style-name="T4">a</text:span><text:span text:style-name="T4"> </text:span><text:span text:style-name="T4">un</text:span><text:span text:style-name="T4"> </text:span><text:span text:style-name="T4">giocatore</text:span><text:span text:style-name="T4"> </text:span><text:span text:style-name="T4">in</text:span><text:span text:style-name="T4"> </text:span><text:span text:style-name="T4">un</text:span><text:span text:style-name="T4"> </text:span><text:span text:style-name="T4">dato</text:span><text:span text:style-name="T4"> </text:span><text:span text:style-name="T4">momento</text:span><text:span text:style-name="T4"> </text:span><text:span text:style-name="T4">del</text:span><text:span text:style-name="T4"> </text:span><text:span text:style-name="T4">gioc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Mazzo</text:span><text:span text:style-name="T4"> </text:span><text:span text:style-name="T4">di</text:span><text:span text:style-name="T4"> </text:span><text:span text:style-name="T4">gioc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Mazzo</text:span><text:span text:style-name="T4"> </text:span><text:span text:style-name="T4">composto</text:span><text:span text:style-name="T4"> </text:span><text:span text:style-name="T4">da</text:span><text:span text:style-name="T4"> 108 </text:span><text:span text:style-name="T4">carte</text:span><text:span text:style-name="T4">, </text:span><text:span text:style-name="T4">di</text:span><text:span text:style-name="T4"> </text:span><text:span text:style-name="T4">cui</text:span><text:span text:style-name="T4">:</text:span></text:p>
            <text:list xml:id="list940700288444052649" text:style-name="LS5">
              <text:list-item>
                <text:p text:style-name="P12"><text:span text:style-name="T4">76 </text:span><text:span text:style-name="T4">Carte</text:span><text:span text:style-name="T4"> “</text:span><text:span text:style-name="T4">Base</text:span><text:span text:style-name="T4">”</text:span></text:p>
              </text:list-item>
              <text:list-item>
                <text:p text:style-name="P12"><text:span text:style-name="T4">24 </text:span><text:span text:style-name="T4">Carte</text:span><text:span text:style-name="T4"> “</text:span><text:span text:style-name="T4">Azione</text:span><text:span text:style-name="T4">”</text:span></text:p>
              </text:list-item>
              <text:list-item>
                <text:p text:style-name="P12"><text:span text:style-name="T4">8 </text:span><text:span text:style-name="T4">Carte</text:span><text:span text:style-name="T4"> “</text:span><text:span text:style-name="T4">Jolly</text:span><text:span text:style-name="T4">”</text:span></text:p>
              </text:list-item>
            </text:list>
          </table:table-cell>
          <table:table-cell table:style-name="Tabella1.A1" office:value-type="string">
            <text:p text:style-name="P2"><text:span text:style-name="T4">Mazzo</text:span><text:span text:style-name="T4">, </text:span><text:span text:style-name="T4">Mazzo</text:span><text:span text:style-name="T4"> </text:span><text:span text:style-name="T4">di</text:span><text:span text:style-name="T4"> </text:span><text:span text:style-name="T4">carte</text:span></text:p>
          </table:table-cell>
        </table:table-row>
        <table:table-row>
          <table:table-cell table:style-name="Tabella1.A1" office:value-type="string">
            <text:p text:style-name="P2"><text:span text:style-name="T4">Mazzo</text:span><text:span text:style-name="T4"> </text:span><text:span text:style-name="T4">pesca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Porzione</text:span><text:span text:style-name="T4"> </text:span><text:span text:style-name="T4">del</text:span><text:span text:style-name="T4"> </text:span><text:span text:style-name="T4">mazzo</text:span><text:span text:style-name="T4"> </text:span><text:span text:style-name="T4">di</text:span><text:span text:style-name="T4"> </text:span><text:span text:style-name="T4">gioco</text:span><text:span text:style-name="T4"> </text:span><text:span text:style-name="T4">rimanente</text:span><text:span text:style-name="T4"> </text:span><text:span text:style-name="T4">dopo</text:span><text:span text:style-name="T4"> </text:span><text:span text:style-name="T4">aver</text:span><text:span text:style-name="T4"> </text:span><text:span text:style-name="T4">distribuito</text:span><text:span text:style-name="T4"> </text:span><text:span text:style-name="T4">le</text:span><text:span text:style-name="T4"> </text:span><text:span text:style-name="T4">carte</text:span><text:span text:style-name="T4"> </text:span><text:span text:style-name="T4">ai</text:span><text:span text:style-name="T4"> </text:span><text:span text:style-name="T4">giocatori</text:span><text:span text:style-name="T4"> (7 </text:span><text:span text:style-name="T4">a</text:span><text:span text:style-name="T4"> </text:span><text:span text:style-name="T4">testa</text:span><text:span text:style-name="T4">) </text:span><text:span text:style-name="T4">e</text:span><text:span text:style-name="T4"> </text:span><text:span text:style-name="T4">dopo</text:span><text:span text:style-name="T4"> </text:span><text:span text:style-name="T4">che</text:span><text:span text:style-name="T4"> </text:span><text:span text:style-name="T4">essi</text:span><text:span text:style-name="T4"> </text:span><text:span text:style-name="T4">hanno</text:span><text:span text:style-name="T4"> </text:span><text:span text:style-name="T4">eventualmente</text:span><text:span text:style-name="T4"> </text:span><text:span text:style-name="T4">effettuato</text:span><text:span text:style-name="T4"> </text:span><text:span text:style-name="T4">pescate</text:span><text:span text:style-name="T4"> </text:span><text:span text:style-name="T4">da</text:span><text:span text:style-name="T4"> </text:span><text:span text:style-name="T4">esso</text:span><text:span text:style-name="T4"> </text:span><text:span text:style-name="T4">durante</text:span><text:span text:style-name="T4"> </text:span><text:span text:style-name="T4">la</text:span><text:span text:style-name="T4"> </text:span><text:span text:style-name="T4">manche</text:span><text:span text:style-name="T4"> </text:span><text:span text:style-name="T4">corrente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Mazzo</text:span><text:span text:style-name="T4"> </text:span><text:span text:style-name="T4">scarti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Porzione</text:span><text:span text:style-name="T4"> </text:span><text:span text:style-name="T4">del</text:span><text:span text:style-name="T4"> </text:span><text:span text:style-name="T4">mazzo</text:span><text:span text:style-name="T4"> </text:span><text:span text:style-name="T4">di</text:span><text:span text:style-name="T4"> </text:span><text:span text:style-name="T4">gioco</text:span><text:span text:style-name="T4"> </text:span><text:span text:style-name="T4">composta</text:span><text:span text:style-name="T4"> </text:span><text:span text:style-name="T4">dalla</text:span><text:span text:style-name="T4"> </text:span><text:span text:style-name="T4">carta</text:span><text:span text:style-name="T4"> </text:span><text:span text:style-name="T4">scartata</text:span><text:span text:style-name="T4"> </text:span><text:span text:style-name="T4">per</text:span><text:span text:style-name="T4"> </text:span><text:span text:style-name="T4">dare</text:span><text:span text:style-name="T4"> </text:span><text:span text:style-name="T4">inizio</text:span><text:span text:style-name="T4"> </text:span><text:span text:style-name="T4">alla</text:span><text:span text:style-name="T4"> </text:span><text:span text:style-name="T4">manche</text:span><text:span text:style-name="T4"> </text:span><text:span text:style-name="T4">e</text:span><text:span text:style-name="T4"> </text:span><text:span text:style-name="T4">dalle</text:span><text:span text:style-name="T4"> </text:span><text:span text:style-name="T4">altre</text:span><text:span text:style-name="T4"> </text:span><text:span text:style-name="T4">carte</text:span><text:span text:style-name="T4"> </text:span><text:span text:style-name="T4">che</text:span><text:span text:style-name="T4"> </text:span><text:span text:style-name="T4">i</text:span><text:span text:style-name="T4"> </text:span><text:span text:style-name="T4">giocatori</text:span><text:span text:style-name="T4"> </text:span><text:span text:style-name="T4">hanno</text:span><text:span text:style-name="T4"> </text:span><text:span text:style-name="T4">eventualmente</text:span><text:span text:style-name="T4"> </text:span><text:span text:style-name="T4">scartato</text:span><text:span text:style-name="T4"> </text:span><text:span text:style-name="T4">durante</text:span><text:span text:style-name="T4"> </text:span><text:span text:style-name="T4">la</text:span><text:span text:style-name="T4"> </text:span><text:span text:style-name="T4">manche</text:span><text:span text:style-name="T4"> </text:span><text:span text:style-name="T4">corrente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Modalità</text:span><text:span text:style-name="T4"> </text:span><text:span text:style-name="T4">di</text:span><text:span text:style-name="T4"> </text:span><text:span text:style-name="T4">gioc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Variante</text:span><text:span text:style-name="T4"> </text:span><text:span text:style-name="T4">specifica</text:span><text:span text:style-name="T4"> </text:span><text:span text:style-name="T4">del</text:span><text:span text:style-name="T4"> </text:span><text:span text:style-name="T4">modo</text:span><text:span text:style-name="T4"> </text:span><text:span text:style-name="T4">in</text:span><text:span text:style-name="T4"> </text:span><text:span text:style-name="T4">cui</text:span><text:span text:style-name="T4"> </text:span><text:span text:style-name="T4">si</text:span><text:span text:style-name="T4"> </text:span><text:span text:style-name="T4">svolge</text:span><text:span text:style-name="T4"> </text:span><text:span text:style-name="T4">la</text:span><text:span text:style-name="T4"> </text:span><text:span text:style-name="T4">partita</text:span><text:span text:style-name="T4">, </text:span><text:span text:style-name="T4">che</text:span><text:span text:style-name="T4"> </text:span><text:span text:style-name="T4">influenza</text:span><text:span text:style-name="T4"> </text:span><text:span text:style-name="T4">in</text:span><text:span text:style-name="T4"> </text:span><text:span text:style-name="T4">particolare</text:span><text:span text:style-name="T4"> </text:span><text:span text:style-name="T4">come</text:span><text:span text:style-name="T4"> </text:span><text:span text:style-name="T4">vengono</text:span><text:span text:style-name="T4"> </text:span><text:span text:style-name="T4">determinati</text:span><text:span text:style-name="T4"> </text:span><text:span text:style-name="T4">il</text:span><text:span text:style-name="T4"> </text:span><text:span text:style-name="T4">vincitore</text:span><text:span text:style-name="T4"> </text:span><text:span text:style-name="T4">e</text:span><text:span text:style-name="T4"> </text:span><text:span text:style-name="T4">i</text:span><text:span text:style-name="T4"> </text:span><text:span text:style-name="T4">premi</text:span><text:span text:style-name="T4">. </text:span><text:span text:style-name="T4">Le</text:span><text:span text:style-name="T4"> </text:span><text:span text:style-name="T4">modalità</text:span><text:span text:style-name="T4"> </text:span><text:span text:style-name="T4">previste</text:span><text:span text:style-name="T4"> </text:span><text:span text:style-name="T4">sono</text:span><text:span text:style-name="T4">:</text:span></text:p>
            <text:list xml:id="list4713415451131459108" text:style-name="LS6">
              <text:list-item>
                <text:p text:style-name="P13"><text:soft-page-break/><text:span text:style-name="T4">Partita</text:span><text:span text:style-name="T4"> </text:span><text:span text:style-name="T4">Amichevole</text:span></text:p>
              </text:list-item>
              <text:list-item>
                <text:p text:style-name="P13"><text:span text:style-name="T4">Sfida</text:span><text:span text:style-name="T4"> </text:span><text:span text:style-name="T4">lampo</text:span></text:p>
              </text:list-item>
              <text:list-item>
                <text:p text:style-name="P13"><text:span text:style-name="T4">Partita</text:span><text:span text:style-name="T4"> </text:span><text:span text:style-name="T4">a</text:span><text:span text:style-name="T4"> </text:span><text:span text:style-name="T4">numero</text:span><text:span text:style-name="T4"> </text:span><text:span text:style-name="T4">di</text:span><text:span text:style-name="T4"> </text:span><text:span text:style-name="T4">manche</text:span></text:p>
              </text:list-item>
              <text:list-item>
                <text:p text:style-name="P13"><text:span text:style-name="T4">Partita</text:span><text:span text:style-name="T4"> </text:span><text:span text:style-name="T4">a</text:span><text:span text:style-name="T4"> </text:span><text:span text:style-name="T4">punteggio</text:span></text:p>
              </text:list-item>
              <text:list-item>
                <text:p text:style-name="P13"><text:span text:style-name="T4">Partita</text:span><text:span text:style-name="T4"> </text:span><text:span text:style-name="T4">ad</text:span><text:span text:style-name="T4"> </text:span><text:span text:style-name="T4">eliminazione</text:span></text:p>
              </text:list-item>
            </text:list>
          </table:table-cell>
          <table:table-cell table:style-name="Tabella1.A1" office:value-type="string">
            <text:p text:style-name="P4">Modalità</text:p>
          </table:table-cell>
        </table:table-row>
        <table:table-row>
          <table:table-cell table:style-name="Tabella1.A1" office:value-type="string">
            <text:p text:style-name="P2"><text:span text:style-name="T4">Moneta</text:span><text:span text:style-name="T4"> </text:span><text:span text:style-name="T4">d</text:span><text:span text:style-name="T4">’</text:span><text:span text:style-name="T4">Oro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Premio</text:span><text:span text:style-name="T4"> </text:span><text:span text:style-name="T4">assegnato</text:span><text:span text:style-name="T4"> </text:span><text:span text:style-name="T4">a</text:span><text:span text:style-name="T4"> </text:span><text:span text:style-name="T4">un</text:span><text:span text:style-name="T4"> </text:span><text:span text:style-name="T4">giocatore</text:span><text:span text:style-name="T4"> </text:span><text:span text:style-name="T4">la</text:span><text:span text:style-name="T4"> </text:span><text:span text:style-name="T4">qui</text:span><text:span text:style-name="T4"> </text:span><text:span text:style-name="T4">quantità</text:span><text:span text:style-name="T4"> </text:span><text:span text:style-name="T4">dipende</text:span><text:span text:style-name="T4"> </text:span><text:span text:style-name="T4">dal</text:span><text:span text:style-name="T4"> </text:span><text:span text:style-name="T4">punteggio</text:span><text:span text:style-name="T4"> </text:span><text:span text:style-name="T4">che</text:span><text:span text:style-name="T4"> </text:span><text:span text:style-name="T4">il</text:span><text:span text:style-name="T4"> </text:span><text:span text:style-name="T4">giocatore</text:span><text:span text:style-name="T4"> </text:span><text:span text:style-name="T4">ottiene</text:span><text:span text:style-name="T4"> </text:span><text:span text:style-name="T4">giocando</text:span><text:span text:style-name="T4"> </text:span><text:span text:style-name="T4">una</text:span><text:span text:style-name="T4"> </text:span><text:span text:style-name="T4">partita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artita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Seduta</text:span><text:span text:style-name="T4"> </text:span><text:span text:style-name="T4">di</text:span><text:span text:style-name="T4"> </text:span><text:span text:style-name="T4">gioco</text:span><text:span text:style-name="T4"> </text:span><text:span text:style-name="T4">tra</text:span><text:span text:style-name="T4"> </text:span><text:span text:style-name="T4">un</text:span><text:span text:style-name="T4"> </text:span><text:span text:style-name="T4">gruppo</text:span><text:span text:style-name="T4"> </text:span><text:span text:style-name="T4">di</text:span><text:span text:style-name="T4"> </text:span><text:span text:style-name="T4">giocatori</text:span><text:span text:style-name="T4"> </text:span><text:span text:style-name="T4">presenti</text:span><text:span text:style-name="T4"> </text:span><text:span text:style-name="T4">in</text:span><text:span text:style-name="T4"> </text:span><text:span text:style-name="T4">una</text:span><text:span text:style-name="T4"> </text:span><text:span text:style-name="T4">stanza</text:span><text:span text:style-name="T4"> (</text:span><text:span text:style-name="T4">minimo</text:span><text:span text:style-name="T4"> 2, </text:span><text:span text:style-name="T4">massimo</text:span><text:span text:style-name="T4"> 10) </text:span><text:span text:style-name="T4">che</text:span><text:span text:style-name="T4"> </text:span><text:span text:style-name="T4">porta</text:span><text:span text:style-name="T4"> </text:span><text:span text:style-name="T4">alla</text:span><text:span text:style-name="T4"> </text:span><text:span text:style-name="T4">proclamazione</text:span><text:span text:style-name="T4"> </text:span><text:span text:style-name="T4">di</text:span><text:span text:style-name="T4"> </text:span><text:span text:style-name="T4">un</text:span><text:span text:style-name="T4"> </text:span><text:span text:style-name="T4">vincitore</text:span><text:span text:style-name="T4"> </text:span><text:span text:style-name="T4">e</text:span><text:span text:style-name="T4"> </text:span><text:span text:style-name="T4">alla</text:span><text:span text:style-name="T4"> </text:span><text:span text:style-name="T4">distribuzione</text:span><text:span text:style-name="T4"> </text:span><text:span text:style-name="T4">di</text:span><text:span text:style-name="T4"> </text:span><text:span text:style-name="T4">premi</text:span><text:span text:style-name="T4"> </text:span><text:span text:style-name="T4">con</text:span><text:span text:style-name="T4"> </text:span><text:span text:style-name="T4">conseguente</text:span><text:span text:style-name="T4"> </text:span><text:span text:style-name="T4">aggiornamento</text:span><text:span text:style-name="T4"> </text:span><text:span text:style-name="T4">delle</text:span><text:span text:style-name="T4"> </text:span><text:span text:style-name="T4">classifiche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24" office:value-type="string">
            <text:p text:style-name="P2"/>
          </table:table-cell>
          <table:table-cell table:style-name="Tabella1.A24" office:value-type="string">
            <text:p text:style-name="P14">Nel modello del dominio La partita è rappresentata dal concetto “Partita”, caratterizzata da: Nome, Numero giocatori, tipo partita. Il numero dei giocatori è compreso tra 2 e 10, il tipo partita può essere o di squadra o individuale, e il nome deve essere univoco. Una partita può essere creata da un solo giocatore. In una partita ci possono essere più giocatori iscritti (da 1 a 10). Una partita è composta da una o più manche.</text:p>
          </table:table-cell>
          <table:table-cell table:style-name="Tabella1.A24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artita</text:span><text:span text:style-name="T4"> </text:span><text:span text:style-name="T4">a</text:span><text:span text:style-name="T4"> </text:span><text:span text:style-name="T4">numero</text:span><text:span text:style-name="T4"> </text:span><text:span text:style-name="T4">di</text:span><text:span text:style-name="T4"> </text:span><text:span text:style-name="T4">manche</text:span><text:span text:style-name="T10"> ⧫</text:span></text:p>
          </table:table-cell>
          <table:table-cell table:style-name="Tabella1.A1" office:value-type="string">
            <text:p text:style-name="P2"><text:span text:style-name="T4">Modalità</text:span><text:span text:style-name="T4"> </text:span><text:span text:style-name="T4">di</text:span><text:span text:style-name="T4"> </text:span><text:span text:style-name="T4">gioco</text:span><text:span text:style-name="T4"> </text:span><text:span text:style-name="T4">che</text:span><text:span text:style-name="T4"> </text:span><text:span text:style-name="T4">prevede</text:span><text:span text:style-name="T4"> </text:span><text:span text:style-name="T4">un</text:span><text:span text:style-name="T4"> </text:span><text:span text:style-name="T4">numero</text:span><text:span text:style-name="T4"> </text:span><text:span text:style-name="T4">di</text:span><text:span text:style-name="T4"> </text:span><text:span text:style-name="T4">manche</text:span><text:span text:style-name="T4"> </text:span><text:span text:style-name="T4">prefissato</text:span><text:span text:style-name="T4">. </text:span><text:span text:style-name="T4">Il</text:span><text:span text:style-name="T4"> </text:span><text:span text:style-name="T4">vincitore</text:span><text:span text:style-name="T4"> </text:span><text:span text:style-name="T4">di</text:span><text:span text:style-name="T4"> </text:span><text:span text:style-name="T4">manche</text:span><text:span text:style-name="T4"> </text:span><text:span text:style-name="T4">guadagna</text:span><text:span text:style-name="T4"> </text:span><text:span text:style-name="T4">un</text:span><text:span text:style-name="T4"> </text:span><text:span text:style-name="T4">numero</text:span><text:span text:style-name="T4"> </text:span><text:span text:style-name="T4">di</text:span><text:span text:style-name="T4"> </text:span><text:span text:style-name="T4">Monete</text:span><text:span text:style-name="T4"> </text:span><text:span text:style-name="T4">d</text:span><text:span text:style-name="T4">’</text:span><text:span text:style-name="T4">Oro</text:span><text:span text:style-name="T4"> </text:span><text:span text:style-name="T4">pari</text:span><text:span text:style-name="T4"> </text:span><text:span text:style-name="T4">al</text:span><text:span text:style-name="T4"> </text:span><text:span text:style-name="T4">punteggio</text:span><text:span text:style-name="T4"> </text:span><text:span text:style-name="T4">ottenuto</text:span><text:span text:style-name="T4"> </text:span><text:span text:style-name="T4">in</text:span><text:span text:style-name="T4"> </text:span><text:span text:style-name="T4">quella</text:span><text:span text:style-name="T4"> </text:span><text:span text:style-name="T4">manche</text:span><text:span text:style-name="T4">. </text:span><text:span text:style-name="T4">Il</text:span><text:span text:style-name="T4"> </text:span><text:span text:style-name="T4">vincitore</text:span><text:span text:style-name="T4"> </text:span><text:span text:style-name="T4">finale</text:span><text:span text:style-name="T4"> </text:span><text:span text:style-name="T4">guadagna</text:span><text:span text:style-name="T4"> </text:span><text:span text:style-name="T4">una</text:span><text:span text:style-name="T4"> </text:span><text:span text:style-name="T4">Corona</text:span><text:span text:style-name="T4"> </text:span><text:span text:style-name="T4">per</text:span><text:span text:style-name="T4"> </text:span><text:span text:style-name="T4">ogni</text:span><text:span text:style-name="T4"> </text:span><text:span text:style-name="T4">avversario</text:span><text:span text:style-name="T4"> </text:span><text:span text:style-name="T4">sconfitto</text:span><text:span text:style-name="T4"> </text:span><text:span text:style-name="T4">e</text:span><text:span text:style-name="T4"> 500 </text:span><text:span text:style-name="T4">Monete</text:span><text:span text:style-name="T4"> </text:span><text:span text:style-name="T4">d</text:span><text:span text:style-name="T4">’</text:span><text:span text:style-name="T4">Or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artita</text:span><text:span text:style-name="T4"> </text:span><text:span text:style-name="T4">a</text:span><text:span text:style-name="T4"> </text:span><text:span text:style-name="T4">punteggio</text:span><text:span text:style-name="T10"> ⧫</text:span></text:p>
          </table:table-cell>
          <table:table-cell table:style-name="Tabella1.A1" office:value-type="string">
            <text:p text:style-name="P2"><text:span text:style-name="T4">Modalità</text:span><text:span text:style-name="T4"> </text:span><text:span text:style-name="T4">di</text:span><text:span text:style-name="T4"> </text:span><text:span text:style-name="T4">gioco</text:span><text:span text:style-name="T4"> </text:span><text:span text:style-name="T4">che</text:span><text:span text:style-name="T4"> </text:span><text:span text:style-name="T4">prevede</text:span><text:span text:style-name="T4"> </text:span><text:span text:style-name="T4">che</text:span><text:span text:style-name="T4"> </text:span><text:span text:style-name="T4">il</text:span><text:span text:style-name="T4"> </text:span><text:span text:style-name="T4">primo</text:span><text:span text:style-name="T4"> </text:span><text:span text:style-name="T4">giocatore</text:span><text:span text:style-name="T4"> </text:span><text:span text:style-name="T4">che</text:span><text:span text:style-name="T4"> </text:span><text:span text:style-name="T4">arriva</text:span><text:span text:style-name="T4"> </text:span><text:span text:style-name="T4">a</text:span><text:span text:style-name="T4"> 500 </text:span><text:span text:style-name="T4">punti</text:span><text:span text:style-name="T4"> </text:span><text:span text:style-name="T4">sia</text:span><text:span text:style-name="T4"> </text:span><text:span text:style-name="T4">il</text:span><text:span text:style-name="T4"> </text:span><text:span text:style-name="T4">vincitore</text:span><text:span text:style-name="T4">. </text:span><text:span text:style-name="T4">Il</text:span><text:span text:style-name="T4"> </text:span><text:span text:style-name="T4">vincitore</text:span><text:span text:style-name="T4"> </text:span><text:span text:style-name="T4">di</text:span><text:span text:style-name="T4"> </text:span><text:span text:style-name="T4">manche</text:span><text:span text:style-name="T4"> </text:span><text:span text:style-name="T4">guadagna</text:span><text:span text:style-name="T4"> </text:span><text:span text:style-name="T4">un</text:span><text:span text:style-name="T4"> </text:span><text:span text:style-name="T4">numero</text:span><text:span text:style-name="T4"> </text:span><text:span text:style-name="T4">di</text:span><text:span text:style-name="T4"> </text:span><text:span text:style-name="T4">Monete</text:span><text:span text:style-name="T4"> </text:span><text:span text:style-name="T4">d</text:span><text:span text:style-name="T4">’</text:span><text:span text:style-name="T4">Oro</text:span><text:span text:style-name="T4"> </text:span><text:span text:style-name="T4">pari</text:span><text:span text:style-name="T4"> </text:span><text:span text:style-name="T4">al</text:span><text:span text:style-name="T4"> </text:span><text:span text:style-name="T4">punteggio</text:span><text:span text:style-name="T4"> </text:span><text:span text:style-name="T4">ottenuto</text:span><text:span text:style-name="T4"> </text:span><text:span text:style-name="T4">in</text:span><text:span text:style-name="T4"> </text:span><text:span text:style-name="T4">quella</text:span><text:span text:style-name="T4"> </text:span><text:span text:style-name="T4">manche</text:span><text:span text:style-name="T4">. </text:span><text:span text:style-name="T4">Il</text:span><text:span text:style-name="T4"> </text:span><text:span text:style-name="T4">vincitore</text:span><text:span text:style-name="T4"> </text:span><text:span text:style-name="T4">finale</text:span><text:span text:style-name="T4"> </text:span><text:span text:style-name="T4">guadagna</text:span><text:span text:style-name="T4"> </text:span><text:span text:style-name="T4">una</text:span><text:span text:style-name="T4"> </text:span><text:span text:style-name="T4">Corona</text:span><text:span text:style-name="T4"> </text:span><text:span text:style-name="T4">per</text:span><text:span text:style-name="T4"> </text:span><text:span text:style-name="T4">ogni</text:span><text:span text:style-name="T4"> </text:span><text:span text:style-name="T4">avversario</text:span><text:span text:style-name="T4"> </text:span><text:span text:style-name="T4">sconfitto</text:span><text:span text:style-name="T4"> </text:span><text:span text:style-name="T4">e</text:span><text:span text:style-name="T4"> 500 </text:span><text:span text:style-name="T4">Monete</text:span><text:span text:style-name="T4"> </text:span><text:span text:style-name="T4">d</text:span><text:span text:style-name="T4">’</text:span><text:span text:style-name="T4">Or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artita</text:span><text:span text:style-name="T4"> </text:span><text:span text:style-name="T4">ad</text:span><text:span text:style-name="T4"> </text:span><text:span text:style-name="T4">eliminazione</text:span><text:span text:style-name="T10"> ⧫</text:span></text:p>
          </table:table-cell>
          <table:table-cell table:style-name="Tabella1.A1" office:value-type="string">
            <text:p text:style-name="P2"><text:span text:style-name="T4">Modalità</text:span><text:span text:style-name="T4"> </text:span><text:span text:style-name="T4">di</text:span><text:span text:style-name="T4"> </text:span><text:span text:style-name="T4">gioco</text:span><text:span text:style-name="T4"> </text:span><text:span text:style-name="T4">che</text:span><text:span text:style-name="T4"> </text:span><text:span text:style-name="T4">prevede</text:span><text:span text:style-name="T4"> </text:span><text:span text:style-name="T4">che</text:span><text:span text:style-name="T4"> </text:span><text:span text:style-name="T4">i</text:span><text:span text:style-name="T4"> </text:span><text:span text:style-name="T4">giocatori</text:span><text:span text:style-name="T4"> </text:span><text:span text:style-name="T4">vengono</text:span><text:span text:style-name="T4"> </text:span><text:span text:style-name="T4">eliminati</text:span><text:span text:style-name="T4"> </text:span><text:span text:style-name="T4">mano</text:span><text:span text:style-name="T4"> </text:span><text:span text:style-name="T4">a</text:span><text:span text:style-name="T4"> </text:span><text:span text:style-name="T4">mano</text:span><text:span text:style-name="T4"> </text:span><text:span text:style-name="T4">che</text:span><text:span text:style-name="T4"> </text:span><text:span text:style-name="T4">superano</text:span><text:span text:style-name="T4"> 250 </text:span><text:span text:style-name="T4">punti</text:span><text:span text:style-name="T4"> </text:span><text:span text:style-name="T4">di</text:span><text:span text:style-name="T4"> </text:span><text:span text:style-name="T4">penalità</text:span><text:span text:style-name="T4">. <text:s/></text:span><text:span text:style-name="T4">Il</text:span><text:span text:style-name="T4"> </text:span><text:span text:style-name="T4">vincitore</text:span><text:span text:style-name="T4"> </text:span><text:span text:style-name="T4">di</text:span><text:span text:style-name="T4"> </text:span><text:span text:style-name="T4">manche</text:span><text:span text:style-name="T4"> </text:span><text:span text:style-name="T4">guadagna</text:span><text:span text:style-name="T4"> </text:span><text:span text:style-name="T4">un</text:span><text:span text:style-name="T4"> </text:span><text:span text:style-name="T4">numero</text:span><text:span text:style-name="T4"> </text:span><text:span text:style-name="T4">di</text:span><text:span text:style-name="T4"> </text:span><text:span text:style-name="T4">Monete</text:span><text:span text:style-name="T4"> </text:span><text:span text:style-name="T4">d</text:span><text:span text:style-name="T4">’</text:span><text:span text:style-name="T4">Oro</text:span><text:span text:style-name="T4"> </text:span><text:span text:style-name="T4">pari</text:span><text:span text:style-name="T4"> </text:span><text:span text:style-name="T4">al</text:span><text:span text:style-name="T4"> </text:span><text:span text:style-name="T4">punteggio</text:span><text:span text:style-name="T4"> </text:span><text:span text:style-name="T4">ottenuto</text:span><text:span text:style-name="T4"> </text:span><text:span text:style-name="T4">in</text:span><text:span text:style-name="T4"> </text:span><text:span text:style-name="T4">quella</text:span><text:span text:style-name="T4"> </text:span><text:span text:style-name="T4">manche</text:span><text:span text:style-name="T4">. </text:span><text:span text:style-name="T4">Il</text:span><text:span text:style-name="T4"> </text:span><text:span text:style-name="T4">vincitore</text:span><text:span text:style-name="T4"> </text:span><text:span text:style-name="T4">finale</text:span><text:span text:style-name="T4"> </text:span><text:span text:style-name="T4">guadagna</text:span><text:span text:style-name="T4"> </text:span><text:span text:style-name="T4">una</text:span><text:span text:style-name="T4"> </text:span><text:span text:style-name="T4">Corona</text:span><text:span text:style-name="T4"> </text:span><text:span text:style-name="T4">per</text:span><text:span text:style-name="T4"> </text:span><text:span text:style-name="T4">ogni</text:span><text:span text:style-name="T4"> </text:span><text:span text:style-name="T4">avversario</text:span><text:span text:style-name="T4"> </text:span><text:span text:style-name="T4">sconfitto</text:span><text:span text:style-name="T4"> </text:span><text:span text:style-name="T4">e</text:span><text:span text:style-name="T4"> 500 </text:span><text:span text:style-name="T4">Monete</text:span><text:span text:style-name="T4"> </text:span><text:span text:style-name="T4">d</text:span><text:span text:style-name="T4">’</text:span><text:span text:style-name="T4">Or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artita</text:span><text:span text:style-name="T4"> </text:span><text:span text:style-name="T4">amichevole</text:span><text:span text:style-name="T10"> ⧫</text:span></text:p>
          </table:table-cell>
          <table:table-cell table:style-name="Tabella1.A1" office:value-type="string">
            <text:p text:style-name="P2"><text:span text:style-name="T4">Modalità</text:span><text:span text:style-name="T4"> </text:span><text:span text:style-name="T4">di</text:span><text:span text:style-name="T4"> </text:span><text:span text:style-name="T4">gioco</text:span><text:span text:style-name="T4"> </text:span><text:span text:style-name="T4">che</text:span><text:span text:style-name="T4"> </text:span><text:span text:style-name="T4">non</text:span><text:span text:style-name="T4"> </text:span><text:span text:style-name="T4">assegna</text:span><text:span text:style-name="T4"> </text:span><text:span text:style-name="T4">Monete</text:span><text:span text:style-name="T4"> </text:span><text:span text:style-name="T4">d</text:span><text:span text:style-name="T4">’</text:span><text:span text:style-name="T4">Oro</text:span><text:span text:style-name="T4"> </text:span><text:span text:style-name="T4">né</text:span><text:span text:style-name="T4"> </text:span><text:span text:style-name="T4">Corone</text:span><text:span text:style-name="T4">. </text:span><text:span text:style-name="T4">Può</text:span><text:span text:style-name="T4"> </text:span><text:span text:style-name="T4">essere</text:span><text:span text:style-name="T4"> </text:span><text:span text:style-name="T4">sia</text:span><text:span text:style-name="T4"> </text:span><text:span text:style-name="T4">a</text:span><text:span text:style-name="T4"> </text:span><text:span text:style-name="T4">numero</text:span><text:span text:style-name="T4"> </text:span><text:span text:style-name="T4">di</text:span><text:span text:style-name="T4"> </text:span><text:span text:style-name="T4">manche</text:span><text:span text:style-name="T4"> </text:span><text:span text:style-name="T4">prefissato</text:span><text:span text:style-name="T4"> </text:span><text:span text:style-name="T4">che</text:span><text:span text:style-name="T4"> </text:span><text:span text:style-name="T4">a</text:span><text:span text:style-name="T4"> </text:span><text:span text:style-name="T4">punteggio</text:span><text:span text:style-name="T4">. 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artita</text:span><text:span text:style-name="T4"> </text:span><text:span text:style-name="T4">aperta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Partita</text:span><text:span text:style-name="T4"> </text:span><text:span text:style-name="T4">creata</text:span><text:span text:style-name="T4"> </text:span><text:span text:style-name="T4">da</text:span><text:span text:style-name="T4"> </text:span><text:span text:style-name="T4">qualche</text:span><text:span text:style-name="T4"> </text:span><text:span text:style-name="T4">giocatore</text:span><text:span text:style-name="T4"> </text:span><text:span text:style-name="T8">A</text:span><text:span text:style-name="T4">, </text:span><text:span text:style-name="T4">non</text:span><text:span text:style-name="T4"> </text:span><text:span text:style-name="T4">ancora</text:span><text:span text:style-name="T4"> </text:span><text:span text:style-name="T4">avviata</text:span><text:span text:style-name="T4">, </text:span><text:span text:style-name="T4">e</text:span><text:span text:style-name="T4"> </text:span><text:span text:style-name="T4">in</text:span><text:span text:style-name="T4"> </text:span><text:span text:style-name="T4">cui</text:span><text:span text:style-name="T4"> </text:span><text:span text:style-name="T4">il</text:span><text:span text:style-name="T4"> </text:span><text:span text:style-name="T4">numero</text:span><text:span text:style-name="T4"> </text:span><text:span text:style-name="T4">massimo</text:span><text:span text:style-name="T4"> </text:span><text:span text:style-name="T4">di</text:span><text:span text:style-name="T4"> </text:span><text:span text:style-name="T4">giocatori</text:span><text:span text:style-name="T4"> </text:span><text:span text:style-name="T4">non</text:span><text:span text:style-name="T4"> </text:span><text:span text:style-name="T4">è</text:span><text:span text:style-name="T4"> </text:span><text:span text:style-name="T4">stato</text:span><text:span text:style-name="T4"> </text:span><text:span text:style-name="T4">raggiunto</text:span><text:span text:style-name="T4">. </text:span><text:span text:style-name="T4">Un</text:span><text:span text:style-name="T4"> </text:span><text:span text:style-name="T4">altro</text:span><text:span text:style-name="T4"> </text:span><text:span text:style-name="T4">giocatore</text:span><text:span text:style-name="T4"> </text:span><text:span text:style-name="T8">B</text:span><text:span text:style-name="T4"> </text:span><text:span text:style-name="T4">può</text:span><text:span text:style-name="T4"> </text:span><text:span text:style-name="T4">quindi</text:span><text:span text:style-name="T4"> </text:span><text:span text:style-name="T4">chiedere</text:span><text:span text:style-name="T4"> </text:span><text:span text:style-name="T4">di</text:span><text:span text:style-name="T4"> </text:span><text:span text:style-name="T4">unirsi</text:span><text:span text:style-name="T4"> </text:span><text:span text:style-name="T4">a</text:span><text:span text:style-name="T4"> </text:span><text:span text:style-name="T4">una</text:span><text:span text:style-name="T4"> </text:span><text:span text:style-name="T4">partita</text:span><text:span text:style-name="T4"> </text:span><text:span text:style-name="T4">aperta</text:span><text:span text:style-name="T4">, </text:span><text:span text:style-name="T4">e</text:span><text:span text:style-name="T4"> </text:span><text:span text:style-name="T4">il</text:span><text:span text:style-name="T4"> </text:span><text:span text:style-name="T4">creatore</text:span><text:span text:style-name="T4"> </text:span><text:span text:style-name="T4">può</text:span><text:span text:style-name="T4"> </text:span><text:span text:style-name="T4">decidere</text:span><text:span text:style-name="T4"> </text:span><text:span text:style-name="T4">se</text:span><text:span text:style-name="T4"> </text:span><text:span text:style-name="T4">accettare</text:span><text:span text:style-name="T4"> </text:span><text:span text:style-name="T4">o</text:span><text:span text:style-name="T4"> </text:span><text:span text:style-name="T4">rifiutare</text:span><text:span text:style-name="T4"> </text:span><text:span text:style-name="T4">la</text:span><text:span text:style-name="T4"> </text:span><text:span text:style-name="T4">sua</text:span><text:span text:style-name="T4"> </text:span><text:span text:style-name="T4">partecipazione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enalità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Quantità</text:span><text:span text:style-name="T4"> </text:span><text:span text:style-name="T4">utilizzata</text:span><text:span text:style-name="T4"> </text:span><text:span text:style-name="T4">nelle</text:span><text:span text:style-name="T4"> </text:span><text:span text:style-name="T4">Partite</text:span><text:span text:style-name="T4"> </text:span><text:span text:style-name="T4">ad</text:span><text:span text:style-name="T4"> </text:span><text:span text:style-name="T4">Eliminazione</text:span><text:span text:style-name="T4">. </text:span><text:span text:style-name="T4">Al</text:span><text:span text:style-name="T4"> </text:span><text:span text:style-name="T4">termine</text:span><text:span text:style-name="T4"> </text:span><text:span text:style-name="T4">di</text:span><text:span text:style-name="T4"> </text:span><text:span text:style-name="T4">ciascuna</text:span><text:span text:style-name="T4"> </text:span><text:span text:style-name="T4">manche</text:span><text:span text:style-name="T4">, </text:span><text:span text:style-name="T4">a</text:span><text:span text:style-name="T4"> </text:span><text:span text:style-name="T4">ciascun</text:span><text:span text:style-name="T4"> </text:span><text:span text:style-name="T4">giocatore</text:span><text:span text:style-name="T4"> </text:span><text:span text:style-name="T4">viene</text:span><text:span text:style-name="T4"> </text:span><text:span text:style-name="T4">attribuita</text:span><text:span text:style-name="T4"> </text:span><text:span text:style-name="T4">una</text:span><text:span text:style-name="T4"> </text:span><text:span text:style-name="T4">penalità</text:span><text:span text:style-name="T4"> </text:span><text:span text:style-name="T4">pari</text:span><text:span text:style-name="T4"> </text:span><text:span text:style-name="T4">alle</text:span><text:span text:style-name="T4"> </text:span><text:span text:style-name="T4">carte</text:span><text:span text:style-name="T4"> </text:span><text:span text:style-name="T4">che</text:span><text:span text:style-name="T4"> </text:span><text:span text:style-name="T4">gli</text:span><text:span text:style-name="T4"> </text:span><text:span text:style-name="T4">sono</text:span><text:span text:style-name="T4"> </text:span><text:span text:style-name="T4">rimaste</text:span><text:span text:style-name="T4"> </text:span><text:span text:style-name="T4">in</text:span><text:span text:style-name="T4"> </text:span><text:span text:style-name="T4">mano</text:span><text:span text:style-name="T4">. </text:span><text:span text:style-name="T4">Le</text:span><text:span text:style-name="T4"> </text:span><text:span text:style-name="T4">carte</text:span><text:span text:style-name="T4"> </text:span><text:span text:style-name="T4">Base</text:span><text:span text:style-name="T4"> </text:span><text:span text:style-name="T4">valgono</text:span><text:span text:style-name="T4"> </text:span><text:span text:style-name="T4">quanto</text:span><text:span text:style-name="T4"> </text:span><text:span text:style-name="T4">il</text:span><text:span text:style-name="T4"> </text:span><text:span text:style-name="T4">numero</text:span><text:span text:style-name="T4"> </text:span><text:span text:style-name="T4">che</text:span><text:span text:style-name="T4"> </text:span><text:span text:style-name="T4">c</text:span><text:span text:style-name="T4">’</text:span><text:span text:style-name="T4">è</text:span><text:span text:style-name="T4"> </text:span><text:span text:style-name="T4">scritto</text:span><text:span text:style-name="T4"> </text:span><text:span text:style-name="T4">sopra</text:span><text:span text:style-name="T4">. </text:span><text:span text:style-name="T4">Le</text:span><text:span text:style-name="T4"> </text:span><text:span text:style-name="T4">carte</text:span><text:span text:style-name="T4"> </text:span><text:span text:style-name="T4">Azione</text:span><text:span text:style-name="T4"> </text:span><text:span text:style-name="T4">valgono</text:span><text:span text:style-name="T4"> 20 </text:span><text:span text:style-name="T4">penalità</text:span><text:span text:style-name="T4">. </text:span><text:span text:style-name="T4">Le</text:span><text:span text:style-name="T4"> </text:span><text:span text:style-name="T4">carte</text:span><text:span text:style-name="T4"> </text:span><text:span text:style-name="T4">Jolly</text:span><text:span text:style-name="T4"> </text:span><text:span text:style-name="T4">valgono</text:span><text:span text:style-name="T4"> 50 </text:span><text:span text:style-name="T4">penalità</text:span><text:span text:style-name="T4">. 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esca</text:span><text:span text:style-name="T4"> </text:span><text:span text:style-name="T4">Due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Una</text:span><text:span text:style-name="T4"> </text:span><text:span text:style-name="T4">delle</text:span><text:span text:style-name="T4"> </text:span><text:span text:style-name="T4">Carte</text:span><text:span text:style-name="T4"> </text:span><text:span text:style-name="T4">Azione</text:span><text:span text:style-name="T4">, </text:span><text:span text:style-name="T4">il</text:span><text:span text:style-name="T4"> </text:span><text:span text:style-name="T4">cui</text:span><text:span text:style-name="T4"> </text:span><text:span text:style-name="T4">effetto</text:span><text:span text:style-name="T4"> </text:span><text:span text:style-name="T4">è</text:span><text:span text:style-name="T4"> </text:span><text:span text:style-name="T4">di</text:span><text:span text:style-name="T4"> </text:span><text:span text:style-name="T4">far</text:span><text:span text:style-name="T4"> </text:span><text:span text:style-name="T4">pescare</text:span><text:span text:style-name="T4"> </text:span><text:span text:style-name="T4">due</text:span><text:span text:style-name="T4"> </text:span><text:span text:style-name="T4">carte</text:span><text:span text:style-name="T4"> </text:span><text:span text:style-name="T4">senza</text:span><text:span text:style-name="T4"> </text:span><text:span text:style-name="T4">poterne</text:span><text:span text:style-name="T4"> </text:span><text:span text:style-name="T4">scartare</text:span><text:span text:style-name="T4"> </text:span><text:span text:style-name="T4">al</text:span><text:span text:style-name="T4"> </text:span><text:span text:style-name="T4">giocatore</text:span><text:span text:style-name="T4"> </text:span><text:span text:style-name="T4">successivo</text:span><text:span text:style-name="T4"> </text:span><text:span text:style-name="T4">nell</text:span><text:span text:style-name="T4">’</text:span><text:span text:style-name="T4">ordine</text:span><text:span text:style-name="T4"> </text:span><text:span text:style-name="T4">di</text:span><text:span text:style-name="T4"> </text:span><text:span text:style-name="T4">gioc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remio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Monete</text:span><text:span text:style-name="T4"> </text:span><text:span text:style-name="T4">d</text:span><text:span text:style-name="T4">’</text:span><text:span text:style-name="T4">Oro</text:span><text:span text:style-name="T4"> </text:span><text:span text:style-name="T4">e</text:span><text:span text:style-name="T4"> </text:span><text:span text:style-name="T4">Corone</text:span><text:span text:style-name="T4"> </text:span><text:span text:style-name="T4">conquistate</text:span><text:span text:style-name="T4"> </text:span><text:span text:style-name="T4">da</text:span><text:span text:style-name="T4"> </text:span><text:span text:style-name="T4">un</text:span><text:span text:style-name="T4"> </text:span><text:span text:style-name="T4">giocatore</text:span><text:span text:style-name="T4"> </text:span><text:span text:style-name="T4">vincendo</text:span><text:span text:style-name="T4"> </text:span><text:span text:style-name="T4">manche</text:span><text:span text:style-name="T4"> </text:span><text:span text:style-name="T4">e</text:span><text:span text:style-name="T4"> </text:span><text:span text:style-name="T4">partite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Punteggi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Quantità</text:span><text:span text:style-name="T4"> </text:span><text:span text:style-name="T4">utilizzata</text:span><text:span text:style-name="T4"> </text:span><text:span text:style-name="T4">nelle</text:span><text:span text:style-name="T4"> </text:span><text:span text:style-name="T4">Partite</text:span><text:span text:style-name="T4"> </text:span><text:span text:style-name="T4">esclusa</text:span><text:span text:style-name="T4"> </text:span><text:span text:style-name="T4">la</text:span><text:span text:style-name="T4"> </text:span><text:span text:style-name="T4">Partita</text:span><text:span text:style-name="T4"> </text:span><text:span text:style-name="T4">ad</text:span><text:span text:style-name="T4"> </text:span><text:span text:style-name="T4">eliminazione</text:span><text:span text:style-name="T4">. </text:span><text:span text:style-name="T5">Al</text:span><text:span text:style-name="T5"> </text:span><text:span text:style-name="T5">termine</text:span><text:span text:style-name="T5"> </text:span><text:span text:style-name="T5">di</text:span><text:span text:style-name="T5"> </text:span><text:span text:style-name="T5">ciascuna</text:span><text:span text:style-name="T5"> </text:span><text:span text:style-name="T5">manche</text:span><text:span text:style-name="T5">, </text:span><text:span text:style-name="T5">al</text:span><text:span text:style-name="T5"> </text:span><text:span text:style-name="T5">vincitore</text:span><text:span text:style-name="T5"> </text:span><text:span text:style-name="T5">di</text:span><text:span text:style-name="T5"> </text:span><text:soft-page-break/><text:span text:style-name="T5">manche</text:span><text:span text:style-name="T5"> </text:span><text:span text:style-name="T5">viene</text:span><text:span text:style-name="T5"> </text:span><text:span text:style-name="T5">attribuito</text:span><text:span text:style-name="T5"> </text:span><text:span text:style-name="T5">un</text:span><text:span text:style-name="T5"> </text:span><text:span text:style-name="T5">punteggio</text:span><text:span text:style-name="T5"> </text:span><text:span text:style-name="T5">pari</text:span><text:span text:style-name="T5"> </text:span><text:span text:style-name="T5">alla</text:span><text:span text:style-name="T5"> </text:span><text:span text:style-name="T5">somma</text:span><text:span text:style-name="T5"> </text:span><text:span text:style-name="T5">delle</text:span><text:span text:style-name="T5"> </text:span><text:span text:style-name="T5">carte</text:span><text:span text:style-name="T5"> </text:span><text:span text:style-name="T5">rimaste</text:span><text:span text:style-name="T5"> </text:span><text:span text:style-name="T5">in</text:span><text:span text:style-name="T5"> </text:span><text:span text:style-name="T5">mano</text:span><text:span text:style-name="T5"> </text:span><text:span text:style-name="T5">agli</text:span><text:span text:style-name="T5"> </text:span><text:span text:style-name="T5">altri</text:span><text:span text:style-name="T5"> </text:span><text:span text:style-name="T5">giocatori</text:span><text:span text:style-name="T5">.</text:span><text:span text:style-name="T4"> </text:span><text:span text:style-name="T4">Le</text:span><text:span text:style-name="T4"> </text:span><text:span text:style-name="T4">carte</text:span><text:span text:style-name="T4"> </text:span><text:span text:style-name="T4">Base</text:span><text:span text:style-name="T4"> </text:span><text:span text:style-name="T4">valgono</text:span><text:span text:style-name="T4"> </text:span><text:span text:style-name="T4">quanto</text:span><text:span text:style-name="T4"> </text:span><text:span text:style-name="T4">il</text:span><text:span text:style-name="T4"> </text:span><text:span text:style-name="T4">numero</text:span><text:span text:style-name="T4"> </text:span><text:span text:style-name="T4">che</text:span><text:span text:style-name="T4"> </text:span><text:span text:style-name="T4">c</text:span><text:span text:style-name="T4">’</text:span><text:span text:style-name="T4">è</text:span><text:span text:style-name="T4"> </text:span><text:span text:style-name="T4">scritto</text:span><text:span text:style-name="T4"> </text:span><text:span text:style-name="T4">sopra</text:span><text:span text:style-name="T4">. </text:span><text:span text:style-name="T4">Le</text:span><text:span text:style-name="T4"> </text:span><text:span text:style-name="T4">carte</text:span><text:span text:style-name="T4"> </text:span><text:span text:style-name="T4">Azione</text:span><text:span text:style-name="T4"> </text:span><text:span text:style-name="T4">valgono</text:span><text:span text:style-name="T4"> 20 </text:span><text:span text:style-name="T4">penalità</text:span><text:span text:style-name="T4">. </text:span><text:span text:style-name="T4">Le</text:span><text:span text:style-name="T4"> </text:span><text:span text:style-name="T4">carte</text:span><text:span text:style-name="T4"> </text:span><text:span text:style-name="T4">Jolly</text:span><text:span text:style-name="T4"> </text:span><text:span text:style-name="T4">valgono</text:span><text:span text:style-name="T4"> 50 </text:span><text:span text:style-name="T4">penalità</text:span><text:span text:style-name="T4">. 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Salta</text:span><text:span text:style-name="T4"> </text:span><text:span text:style-name="T4">Turn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Una</text:span><text:span text:style-name="T4"> </text:span><text:span text:style-name="T4">delle</text:span><text:span text:style-name="T4"> </text:span><text:span text:style-name="T4">Carte</text:span><text:span text:style-name="T4"> </text:span><text:span text:style-name="T4">Azione</text:span><text:span text:style-name="T4">, </text:span><text:span text:style-name="T4">il</text:span><text:span text:style-name="T4"> </text:span><text:span text:style-name="T4">cui</text:span><text:span text:style-name="T4"> </text:span><text:span text:style-name="T4">effetto</text:span><text:span text:style-name="T4"> </text:span><text:span text:style-name="T4">è</text:span><text:span text:style-name="T4"> </text:span><text:span text:style-name="T4">di</text:span><text:span text:style-name="T4"> </text:span><text:span text:style-name="T4">far</text:span><text:span text:style-name="T4"> </text:span><text:span text:style-name="T4">saltare</text:span><text:span text:style-name="T4"> </text:span><text:span text:style-name="T4">il</text:span><text:span text:style-name="T4"> </text:span><text:span text:style-name="T4">turno</text:span><text:span text:style-name="T4"> </text:span><text:span text:style-name="T4">al</text:span><text:span text:style-name="T4"> </text:span><text:span text:style-name="T4">giocatore</text:span><text:span text:style-name="T4"> </text:span><text:span text:style-name="T4">successivo</text:span><text:span text:style-name="T4"> </text:span><text:span text:style-name="T4">nell</text:span><text:span text:style-name="T4">’</text:span><text:span text:style-name="T4">ordine</text:span><text:span text:style-name="T4"> </text:span><text:span text:style-name="T4">di</text:span><text:span text:style-name="T4"> </text:span><text:span text:style-name="T4">gioco</text:span><text:span text:style-name="T4">. 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Sfida</text:span><text:span text:style-name="T4"> </text:span><text:span text:style-name="T4">lampo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Modalità</text:span><text:span text:style-name="T4"> </text:span><text:span text:style-name="T4">di</text:span><text:span text:style-name="T4"> </text:span><text:span text:style-name="T4">gioco</text:span><text:span text:style-name="T4"> </text:span><text:span text:style-name="T4">che</text:span><text:span text:style-name="T4"> </text:span><text:span text:style-name="T4">prevede</text:span><text:span text:style-name="T4"> </text:span><text:span text:style-name="T4">una</text:span><text:span text:style-name="T4"> </text:span><text:span text:style-name="T4">sola</text:span><text:span text:style-name="T4"> </text:span><text:span text:style-name="T4">manche</text:span><text:span text:style-name="T4">. </text:span><text:span text:style-name="T4">Il</text:span><text:span text:style-name="T4"> </text:span><text:span text:style-name="T4">vincitore</text:span><text:span text:style-name="T4"> </text:span><text:span text:style-name="T4">guadagna</text:span><text:span text:style-name="T4"> </text:span><text:span text:style-name="T4">un</text:span><text:span text:style-name="T4"> </text:span><text:span text:style-name="T4">numero</text:span><text:span text:style-name="T4"> </text:span><text:span text:style-name="T4">di</text:span><text:span text:style-name="T4"> </text:span><text:span text:style-name="T4">Monete</text:span><text:span text:style-name="T4"> </text:span><text:span text:style-name="T4">d</text:span><text:span text:style-name="T4">’</text:span><text:span text:style-name="T4">Oro</text:span><text:span text:style-name="T4"> </text:span><text:span text:style-name="T4">pari</text:span><text:span text:style-name="T4"> </text:span><text:span text:style-name="T4">a</text:span><text:span text:style-name="T4"> 500 </text:span><text:span text:style-name="T4">più</text:span><text:span text:style-name="T4"> </text:span><text:span text:style-name="T4">il</text:span><text:span text:style-name="T4"> </text:span><text:span text:style-name="T4">punteggio</text:span><text:span text:style-name="T4"> </text:span><text:span text:style-name="T4">ottenuto</text:span><text:span text:style-name="T4"> </text:span><text:span text:style-name="T4">nella</text:span><text:span text:style-name="T4"> </text:span><text:span text:style-name="T4">manche</text:span><text:span text:style-name="T4">, </text:span><text:span text:style-name="T4">e</text:span><text:span text:style-name="T4"> </text:span><text:span text:style-name="T4">una</text:span><text:span text:style-name="T4"> </text:span><text:span text:style-name="T4">Corona</text:span><text:span text:style-name="T4"> </text:span><text:span text:style-name="T4">per</text:span><text:span text:style-name="T4"> </text:span><text:span text:style-name="T4">ogni</text:span><text:span text:style-name="T4"> </text:span><text:span text:style-name="T4">avversario</text:span><text:span text:style-name="T4"> </text:span><text:span text:style-name="T4">sconfitto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Squadra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Gruppo</text:span><text:span text:style-name="T4"> </text:span><text:span text:style-name="T4">di</text:span><text:span text:style-name="T4"> </text:span><text:span text:style-name="T4">giocatori</text:span><text:span text:style-name="T4"> </text:span><text:span text:style-name="T4">caratterizzato</text:span><text:span text:style-name="T4"> (</text:span><text:span text:style-name="T4">almeno</text:span><text:span text:style-name="T4">) </text:span><text:span text:style-name="T4">da</text:span><text:span text:style-name="T4"> </text:span><text:span text:style-name="T4">un</text:span><text:span text:style-name="T4"> </text:span><text:span text:style-name="T4">nome</text:span><text:span text:style-name="T4">. </text:span><text:span text:style-name="T4">Il</text:span><text:span text:style-name="T4"> </text:span><text:span text:style-name="T4">giocatore</text:span><text:span text:style-name="T4"> </text:span><text:span text:style-name="T4">che</text:span><text:span text:style-name="T4"> </text:span><text:span text:style-name="T4">ha</text:span><text:span text:style-name="T4"> </text:span><text:span text:style-name="T4">creato</text:span><text:span text:style-name="T4"> </text:span><text:span text:style-name="T4">la</text:span><text:span text:style-name="T4"> </text:span><text:span text:style-name="T4">squadra</text:span><text:span text:style-name="T4"> </text:span><text:span text:style-name="T4">ne</text:span><text:span text:style-name="T4"> </text:span><text:span text:style-name="T4">è</text:span><text:span text:style-name="T4"> </text:span><text:span text:style-name="T4">il</text:span><text:span text:style-name="T4"> </text:span><text:span text:style-name="T4">proprietario</text:span><text:span text:style-name="T4">, </text:span><text:span text:style-name="T4">mentre</text:span><text:span text:style-name="T4"> </text:span><text:span text:style-name="T4">gli</text:span><text:span text:style-name="T4"> </text:span><text:span text:style-name="T4">altri</text:span><text:span text:style-name="T4"> </text:span><text:span text:style-name="T4">sono</text:span><text:span text:style-name="T4"> </text:span><text:span text:style-name="T4">normali</text:span><text:span text:style-name="T4"> </text:span><text:span text:style-name="T4">membri</text:span><text:span text:style-name="T4"> </text:span><text:span text:style-name="T4">che</text:span><text:span text:style-name="T4"> </text:span><text:span text:style-name="T4">si</text:span><text:span text:style-name="T4"> </text:span><text:span text:style-name="T4">sono</text:span><text:span text:style-name="T4"> </text:span><text:span text:style-name="T4">iscritti</text:span><text:span text:style-name="T4"> </text:span><text:span text:style-name="T4">alla</text:span><text:span text:style-name="T4"> </text:span><text:span text:style-name="T4">squadra</text:span><text:span text:style-name="T4">. </text:span><text:span text:style-name="T4">Un</text:span><text:span text:style-name="T4"> </text:span><text:span text:style-name="T4">giocatore</text:span><text:span text:style-name="T4"> </text:span><text:span text:style-name="T4">può</text:span><text:span text:style-name="T4"> </text:span><text:span text:style-name="T4">iscriversi</text:span><text:span text:style-name="T4"> </text:span><text:span text:style-name="T4">e</text:span><text:span text:style-name="T4"> </text:span><text:span text:style-name="T4">disiscriversi</text:span><text:span text:style-name="T4"> </text:span><text:span text:style-name="T4">da</text:span><text:span text:style-name="T4"> </text:span><text:span text:style-name="T4">una</text:span><text:span text:style-name="T4"> </text:span><text:span text:style-name="T4">squadra</text:span><text:span text:style-name="T4">, </text:span><text:span text:style-name="T4">ma</text:span><text:span text:style-name="T4"> </text:span><text:span text:style-name="T4">può</text:span><text:span text:style-name="T4"> </text:span><text:span text:style-name="T4">essere</text:span><text:span text:style-name="T4"> </text:span><text:span text:style-name="T4">in</text:span><text:span text:style-name="T4"> </text:span><text:span text:style-name="T4">una</text:span><text:span text:style-name="T4"> </text:span><text:span text:style-name="T4">sola</text:span><text:span text:style-name="T4"> </text:span><text:span text:style-name="T4">squadra</text:span><text:span text:style-name="T4"> </text:span><text:span text:style-name="T4">alla</text:span><text:span text:style-name="T4"> </text:span><text:span text:style-name="T4">volta</text:span><text:span text:style-name="T4">.</text:span></text:p>
            <text:p text:style-name="P2"><text:span text:style-name="T4">Una</text:span><text:span text:style-name="T4"> </text:span><text:span text:style-name="T4">squadra</text:span><text:span text:style-name="T4"> </text:span><text:span text:style-name="T4">può</text:span><text:span text:style-name="T4"> </text:span><text:span text:style-name="T4">ottenere</text:span><text:span text:style-name="T4"> </text:span><text:span text:style-name="T4">premi</text:span><text:span text:style-name="T4"> </text:span><text:span text:style-name="T4">nelle</text:span><text:span text:style-name="T4"> </text:span><text:span text:style-name="T4">partite</text:span><text:span text:style-name="T4"> </text:span><text:span text:style-name="T4">a</text:span><text:span text:style-name="T4"> </text:span><text:span text:style-name="T4">Gioco</text:span><text:span text:style-name="T4"> </text:span><text:span text:style-name="T4">a</text:span><text:span text:style-name="T4"> </text:span><text:span text:style-name="T4">Squadra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4"/>
          </table:table-cell>
          <table:table-cell table:style-name="Tabella1.B10" office:value-type="string">
            <text:p text:style-name="P2"><text:span text:style-name="T6">Nel</text:span><text:span text:style-name="T6"> </text:span><text:span text:style-name="T6">modello</text:span><text:span text:style-name="T6"> </text:span><text:span text:style-name="T6">di</text:span><text:span text:style-name="T6"> </text:span><text:span text:style-name="T6">dominio</text:span><text:span text:style-name="T6"> </text:span><text:span text:style-name="T6">è</text:span><text:span text:style-name="T6"> </text:span><text:span text:style-name="T6">rappresentata</text:span><text:span text:style-name="T6"> </text:span><text:span text:style-name="T6">dal</text:span><text:span text:style-name="T6"> </text:span><text:span text:style-name="T6">concetto</text:span><text:span text:style-name="T6"> “</text:span><text:span text:style-name="T6">Squadra</text:span><text:span text:style-name="T6">”, </text:span><text:span text:style-name="T6">caratterizzato</text:span><text:span text:style-name="T6"> </text:span><text:span text:style-name="T6">da</text:span><text:span text:style-name="T6"> </text:span><text:span text:style-name="T6">un</text:span><text:span text:style-name="T6"> </text:span><text:span text:style-name="T9">nome</text:span><text:span text:style-name="T6">. </text:span><text:span text:style-name="T6">Una</text:span><text:span text:style-name="T6"> </text:span><text:span text:style-name="T6">Squadra</text:span><text:span text:style-name="T6"> </text:span><text:span text:style-name="T6">può</text:span><text:span text:style-name="T6"> </text:span><text:span text:style-name="T6">essere</text:span><text:span text:style-name="T6"> </text:span><text:span text:style-name="T9">aperta</text:span><text:span text:style-name="T6"> </text:span><text:span text:style-name="T6">alle</text:span><text:span text:style-name="T6"> </text:span><text:span text:style-name="T6">iscrizioni</text:span><text:span text:style-name="T6"> </text:span><text:span text:style-name="T6">o</text:span><text:span text:style-name="T6"> </text:span><text:span text:style-name="T6">meno</text:span><text:span text:style-name="T6">. </text:span><text:span text:style-name="T6">Una</text:span><text:span text:style-name="T6"> </text:span><text:span text:style-name="T6">Squadra</text:span><text:span text:style-name="T6"> </text:span><text:span text:style-name="T6">ha</text:span><text:span text:style-name="T6"> </text:span><text:span text:style-name="T7">sempre</text:span><text:span text:style-name="T6"> </text:span><text:span text:style-name="T6">un</text:span><text:span text:style-name="T6"> </text:span><text:span text:style-name="T9">proprietario</text:span><text:span text:style-name="T6">, </text:span><text:span text:style-name="T6">e</text:span><text:span text:style-name="T6"> </text:span><text:span text:style-name="T6">può</text:span><text:span text:style-name="T6"> </text:span><text:span text:style-name="T6">avere</text:span><text:span text:style-name="T6"> </text:span><text:span text:style-name="T6">un</text:span><text:span text:style-name="T6"> </text:span><text:span text:style-name="T6">numero</text:span><text:span text:style-name="T6"> </text:span><text:span text:style-name="T6">arbitario</text:span><text:span text:style-name="T6"> </text:span><text:span text:style-name="T6">di</text:span><text:span text:style-name="T6"> </text:span><text:span text:style-name="T9">iscritti</text:span><text:span text:style-name="T6"> (0 </text:span><text:span text:style-name="T6">se</text:span><text:span text:style-name="T6"> </text:span><text:span text:style-name="T6">non</text:span><text:span text:style-name="T6"> </text:span><text:span text:style-name="T6">è</text:span><text:span text:style-name="T6"> </text:span><text:span text:style-name="T9">aperta</text:span><text:span text:style-name="T6">, </text:span><text:span text:style-name="T6">se</text:span><text:span text:style-name="T6"> </text:span><text:span text:style-name="T6">no</text:span><text:span text:style-name="T6"> </text:span><text:span text:style-name="T6">almeno</text:span><text:span text:style-name="T6"> </text:span><text:span text:style-name="T6">il</text:span><text:span text:style-name="T6"> </text:span><text:span text:style-name="T6">proprietario</text:span><text:span text:style-name="T6"> </text:span><text:span text:style-name="T6">è</text:span><text:span text:style-name="T6"> </text:span><text:span text:style-name="T6">sempre</text:span><text:span text:style-name="T6"> </text:span><text:span text:style-name="T6">iscritto</text:span><text:span text:style-name="T6">)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Stanza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Luogo</text:span><text:span text:style-name="T4"> </text:span><text:span text:style-name="T4">virtuale</text:span><text:span text:style-name="T4"> </text:span><text:span text:style-name="T4">creato</text:span><text:span text:style-name="T4"> </text:span><text:span text:style-name="T4">da</text:span><text:span text:style-name="T4"> </text:span><text:span text:style-name="T4">un</text:span><text:span text:style-name="T4"> </text:span><text:span text:style-name="T4">giocatore</text:span><text:span text:style-name="T4">, </text:span><text:span text:style-name="T4">il</text:span><text:span text:style-name="T4"> </text:span><text:span text:style-name="T4">quale</text:span><text:span text:style-name="T4"> </text:span><text:span text:style-name="T4">comunica</text:span><text:span text:style-name="T4"> (</text:span><text:span text:style-name="T4">tramite</text:span><text:span text:style-name="T4"> </text:span><text:span text:style-name="T4">strumenti</text:span><text:span text:style-name="T4"> </text:span><text:span text:style-name="T4">esterni</text:span><text:span text:style-name="T4"> </text:span><text:span text:style-name="T4">al</text:span><text:span text:style-name="T4"> </text:span><text:span text:style-name="T4">sistema</text:span><text:span text:style-name="T4">) </text:span><text:span text:style-name="T4">ai</text:span><text:span text:style-name="T4"> </text:span><text:span text:style-name="T4">propri</text:span><text:span text:style-name="T4"> </text:span><text:span text:style-name="T4">amici</text:span><text:span text:style-name="T4"> </text:span><text:span text:style-name="T4">i</text:span><text:span text:style-name="T4"> </text:span><text:span text:style-name="T4">dati</text:span><text:span text:style-name="T4"> </text:span><text:span text:style-name="T4">necessari</text:span><text:span text:style-name="T4"> </text:span><text:span text:style-name="T4">per</text:span><text:span text:style-name="T4"> </text:span><text:span text:style-name="T4">entrare</text:span><text:span text:style-name="T4"> </text:span><text:span text:style-name="T4">nella</text:span><text:span text:style-name="T4"> </text:span><text:span text:style-name="T4">stanza</text:span><text:span text:style-name="T4">. </text:span><text:span text:style-name="T4">Un</text:span><text:span text:style-name="T4"> </text:span><text:span text:style-name="T4">giocatore</text:span><text:span text:style-name="T4"> </text:span><text:span text:style-name="T4">può</text:span><text:span text:style-name="T4"> </text:span><text:span text:style-name="T4">creare</text:span><text:span text:style-name="T4"> </text:span><text:span text:style-name="T4">più</text:span><text:span text:style-name="T4"> </text:span><text:span text:style-name="T4">stanze</text:span><text:span text:style-name="T4">, </text:span><text:span text:style-name="T4">ma</text:span><text:span text:style-name="T4"> </text:span><text:span text:style-name="T4">può</text:span><text:span text:style-name="T4"> “</text:span><text:span text:style-name="T4">trovarsi</text:span><text:span text:style-name="T4">” </text:span><text:span text:style-name="T4">soltanto</text:span><text:span text:style-name="T4"> </text:span><text:span text:style-name="T4">in</text:span><text:span text:style-name="T4"> </text:span><text:span text:style-name="T4">una</text:span><text:span text:style-name="T4">, </text:span><text:span text:style-name="T4">sia</text:span><text:span text:style-name="T4"> </text:span><text:span text:style-name="T4">essa</text:span><text:span text:style-name="T4"> </text:span><text:span text:style-name="T4">creata</text:span><text:span text:style-name="T4"> </text:span><text:span text:style-name="T4">da</text:span><text:span text:style-name="T4"> </text:span><text:span text:style-name="T4">lui</text:span><text:span text:style-name="T4"> </text:span><text:span text:style-name="T4">o</text:span><text:span text:style-name="T4"> </text:span><text:span text:style-name="T4">da</text:span><text:span text:style-name="T4"> </text:span><text:span text:style-name="T4">qualcun</text:span><text:span text:style-name="T4"> </text:span><text:span text:style-name="T4">altro</text:span><text:span text:style-name="T4">. </text:span><text:span text:style-name="T4">I</text:span><text:span text:style-name="T4"> </text:span><text:span text:style-name="T4">giocatori</text:span><text:span text:style-name="T4"> </text:span><text:span text:style-name="T4">presenti</text:span><text:span text:style-name="T4"> </text:span><text:span text:style-name="T4">nella</text:span><text:span text:style-name="T4"> </text:span><text:span text:style-name="T4">stanza</text:span><text:span text:style-name="T4"> </text:span><text:span text:style-name="T4">possono</text:span><text:span text:style-name="T4"> </text:span><text:span text:style-name="T4">crearvi</text:span><text:span text:style-name="T4"> </text:span><text:span text:style-name="T4">delle</text:span><text:span text:style-name="T4"> </text:span><text:span text:style-name="T4">partite</text:span><text:span text:style-name="T4"> </text:span><text:span text:style-name="T4">e</text:span><text:span text:style-name="T4"> </text:span><text:span text:style-name="T4">unirsi</text:span><text:span text:style-name="T4"> </text:span><text:span text:style-name="T4">a</text:span><text:span text:style-name="T4"> </text:span><text:span text:style-name="T4">partite</text:span><text:span text:style-name="T4"> </text:span><text:span text:style-name="T4">in</text:span><text:span text:style-name="T4"> </text:span><text:span text:style-name="T4">corso</text:span><text:span text:style-name="T4"> </text:span><text:span text:style-name="T4">nella</text:span><text:span text:style-name="T4"> </text:span><text:span text:style-name="T4">stanza</text:span><text:span text:style-name="T4"> </text:span><text:span text:style-name="T4">stessa</text:span><text:span text:style-name="T4">.</text:span></text:p>
          </table:table-cell>
          <table:table-cell table:style-name="Tabella1.A1" office:value-type="string">
            <text:p text:style-name="P2"><text:span text:style-name="T4">Stanza</text:span><text:span text:style-name="T4"> </text:span><text:span text:style-name="T4">di</text:span><text:span text:style-name="T4"> </text:span><text:span text:style-name="T4">gioco</text:span></text:p>
          </table:table-cell>
        </table:table-row>
        <table:table-row>
          <table:table-cell table:style-name="Tabella1.A1" office:value-type="string">
            <text:p text:style-name="P4"/>
          </table:table-cell>
          <table:table-cell table:style-name="Tabella1.B10" office:value-type="string">
            <text:p text:style-name="P2"><text:span text:style-name="T6">Rappresentata</text:span><text:span text:style-name="T6"> </text:span><text:span text:style-name="T6">nel</text:span><text:span text:style-name="T6"> </text:span><text:span text:style-name="T6">modello</text:span><text:span text:style-name="T6"> </text:span><text:span text:style-name="T6">di</text:span><text:span text:style-name="T6"> </text:span><text:span text:style-name="T6">dominio</text:span><text:span text:style-name="T6"> </text:span><text:span text:style-name="T6">dal</text:span><text:span text:style-name="T6"> </text:span><text:span text:style-name="T6">concetto</text:span><text:span text:style-name="T6"> “</text:span><text:span text:style-name="T6">Stanza</text:span><text:span text:style-name="T6">”, </text:span><text:span text:style-name="T6">caratterizzata</text:span><text:span text:style-name="T6"> </text:span><text:span text:style-name="T6">da</text:span><text:span text:style-name="T6"> </text:span><text:span text:style-name="T6">un</text:span><text:span text:style-name="T6"> </text:span><text:span text:style-name="T9">nome</text:span><text:span text:style-name="T6">, </text:span><text:span text:style-name="T6">da</text:span><text:span text:style-name="T6"> </text:span><text:span text:style-name="T6">un</text:span><text:span text:style-name="T6"> </text:span><text:span text:style-name="T9">indirizzo</text:span><text:span text:style-name="T6"> (</text:span><text:span text:style-name="T6">IP</text:span><text:span text:style-name="T6">) </text:span><text:span text:style-name="T6">e</text:span><text:span text:style-name="T6"> </text:span><text:span text:style-name="T6">da</text:span><text:span text:style-name="T6"> </text:span><text:span text:style-name="T6">una</text:span><text:span text:style-name="T6"> </text:span><text:span text:style-name="T9">porta</text:span><text:span text:style-name="T6"> </text:span><text:span text:style-name="T6">di</text:span><text:span text:style-name="T6"> </text:span><text:span text:style-name="T6">accesso</text:span><text:span text:style-name="T6">. </text:span><text:span text:style-name="T6">Una</text:span><text:span text:style-name="T6"> </text:span><text:span text:style-name="T6">Stanza</text:span><text:span text:style-name="T6"> </text:span><text:span text:style-name="T6">ha</text:span><text:span text:style-name="T6"> </text:span><text:span text:style-name="T7">sempre</text:span><text:span text:style-name="T6"> </text:span><text:span text:style-name="T6">un</text:span><text:span text:style-name="T6"> </text:span><text:span text:style-name="T9">proprietario</text:span><text:span text:style-name="T9"> </text:span><text:span text:style-name="T6">(</text:span><text:span text:style-name="T6">colui</text:span><text:span text:style-name="T6"> </text:span><text:span text:style-name="T6">che</text:span><text:span text:style-name="T6"> </text:span><text:span text:style-name="T6">l</text:span><text:span text:style-name="T6">’</text:span><text:span text:style-name="T6">ha</text:span><text:span text:style-name="T6"> </text:span><text:span text:style-name="T6">creata</text:span><text:span text:style-name="T6">) </text:span><text:span text:style-name="T6">e</text:span><text:span text:style-name="T6"> </text:span><text:span text:style-name="T6">può</text:span><text:span text:style-name="T6"> </text:span><text:span text:style-name="T6">avere</text:span><text:span text:style-name="T6"> </text:span><text:span text:style-name="T6">un</text:span><text:span text:style-name="T6"> </text:span><text:span text:style-name="T6">numero</text:span><text:span text:style-name="T6"> </text:span><text:span text:style-name="T6">arbitrario</text:span><text:span text:style-name="T6"> </text:span><text:span text:style-name="T6">di</text:span><text:span text:style-name="T6"> </text:span><text:span text:style-name="T9">partecipanti</text:span><text:span text:style-name="T6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Statistica</text:span><text:span text:style-name="T4"> </text:span><text:span text:style-name="T11">⧫</text:span></text:p>
          </table:table-cell>
          <table:table-cell table:style-name="Tabella1.A1" office:value-type="string">
            <text:p text:style-name="P2"><text:span text:style-name="T4">Misure</text:span><text:span text:style-name="T4"> </text:span><text:span text:style-name="T4">relative</text:span><text:span text:style-name="T4"> </text:span><text:span text:style-name="T4">a</text:span><text:span text:style-name="T4"> </text:span><text:span text:style-name="T4">dati</text:span><text:span text:style-name="T4"> </text:span><text:span text:style-name="T4">storici</text:span><text:span text:style-name="T4"> </text:span><text:span text:style-name="T4">sulle</text:span><text:span text:style-name="T4"> </text:span><text:span text:style-name="T4">partite</text:span><text:span text:style-name="T4"> </text:span><text:span text:style-name="T4">giocate</text:span><text:span text:style-name="T4"> </text:span><text:span text:style-name="T4">da</text:span><text:span text:style-name="T4"> </text:span><text:span text:style-name="T4">un</text:span><text:span text:style-name="T4"> </text:span><text:span text:style-name="T4">giocatore</text:span><text:span text:style-name="T4">.</text:span></text:p>
          </table:table-cell>
          <table:table-cell table:style-name="Tabella1.A1" office:value-type="string">
            <text:p text:style-name="P2"><text:span text:style-name="T4">Storico</text:span><text:span text:style-name="T4"> </text:span><text:span text:style-name="T4">del</text:span><text:span text:style-name="T4"> </text:span><text:span text:style-name="T4">gioco</text:span></text:p>
          </table:table-cell>
        </table:table-row>
        <table:table-row>
          <table:table-cell table:style-name="Tabella1.A1" office:value-type="string">
            <text:p text:style-name="P2"><text:span text:style-name="T4">Tavolo</text:span><text:span text:style-name="T4"> </text:span><text:span text:style-name="T10">⧫</text:span><text:span text:style-name="T4"> </text:span></text:p>
          </table:table-cell>
          <table:table-cell table:style-name="Tabella1.A1" office:value-type="string">
            <text:p text:style-name="P2"><text:span text:style-name="T4">Insieme</text:span><text:span text:style-name="T4"> </text:span><text:span text:style-name="T4">di</text:span><text:span text:style-name="T4"> </text:span><text:span text:style-name="T4">giocatori</text:span><text:span text:style-name="T4"> </text:span><text:span text:style-name="T4">che</text:span><text:span text:style-name="T4"> </text:span><text:span text:style-name="T4">partecipano</text:span><text:span text:style-name="T4"> </text:span><text:span text:style-name="T4">a</text:span><text:span text:style-name="T4"> </text:span><text:span text:style-name="T4">una</text:span><text:span text:style-name="T4"> </text:span><text:span text:style-name="T4">partita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Timeout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Situazione</text:span><text:span text:style-name="T4"> </text:span><text:span text:style-name="T4">in</text:span><text:span text:style-name="T4"> </text:span><text:span text:style-name="T4">cui</text:span><text:span text:style-name="T4"> </text:span><text:span text:style-name="T4">un</text:span><text:span text:style-name="T4"> </text:span><text:span text:style-name="T4">giocatore</text:span><text:span text:style-name="T4"> </text:span><text:span text:style-name="T4">non</text:span><text:span text:style-name="T4"> </text:span><text:span text:style-name="T4">termina</text:span><text:span text:style-name="T4"> </text:span><text:span text:style-name="T4">il</text:span><text:span text:style-name="T4"> </text:span><text:span text:style-name="T4">suo</text:span><text:span text:style-name="T4"> </text:span><text:span text:style-name="T4">turno</text:span><text:span text:style-name="T4"> </text:span><text:span text:style-name="T4">in</text:span><text:span text:style-name="T4"> </text:span><text:span text:style-name="T4">un</text:span><text:span text:style-name="T4"> </text:span><text:span text:style-name="T4">tempo</text:span><text:span text:style-name="T4"> </text:span><text:span text:style-name="T4">prestabilito</text:span><text:span text:style-name="T4">, </text:span><text:span text:style-name="T4">per</text:span><text:span text:style-name="T4"> </text:span><text:span text:style-name="T4">cui</text:span><text:span text:style-name="T4"> </text:span><text:span text:style-name="T4">deve</text:span><text:span text:style-name="T4"> </text:span><text:span text:style-name="T4">pescare</text:span><text:span text:style-name="T4"> </text:span><text:span text:style-name="T4">due</text:span><text:span text:style-name="T4"> </text:span><text:span text:style-name="T4">carte</text:span><text:span text:style-name="T4"> </text:span><text:span text:style-name="T4">prima</text:span><text:span text:style-name="T4"> </text:span><text:span text:style-name="T4">che</text:span><text:span text:style-name="T4"> </text:span><text:span text:style-name="T4">il</text:span><text:span text:style-name="T4"> </text:span><text:span text:style-name="T4">turno</text:span><text:span text:style-name="T4"> </text:span><text:span text:style-name="T4">passi</text:span><text:span text:style-name="T4"> </text:span><text:span text:style-name="T4">automaticamente</text:span><text:span text:style-name="T4"> </text:span><text:span text:style-name="T4">al</text:span><text:span text:style-name="T4"> </text:span><text:span text:style-name="T4">giocatore</text:span><text:span text:style-name="T4"> </text:span><text:span text:style-name="T4">successivo</text:span><text:span text:style-name="T4">. </text:span><text:span text:style-name="T4">Se</text:span><text:span text:style-name="T4"> </text:span><text:span text:style-name="T4">durante</text:span><text:span text:style-name="T4"> </text:span><text:span text:style-name="T4">una</text:span><text:span text:style-name="T4"> </text:span><text:span text:style-name="T4">manche</text:span><text:span text:style-name="T4"> </text:span><text:span text:style-name="T4">un</text:span><text:span text:style-name="T4"> </text:span><text:span text:style-name="T4">giocatore</text:span><text:span text:style-name="T4"> </text:span><text:span text:style-name="T4">è</text:span><text:span text:style-name="T4"> </text:span><text:span text:style-name="T4">andato</text:span><text:span text:style-name="T4"> </text:span><text:span text:style-name="T4">in</text:span><text:span text:style-name="T4"> </text:span><text:span text:style-name="T4">timeout</text:span><text:span text:style-name="T4"> </text:span><text:span text:style-name="T4">più</text:span><text:span text:style-name="T4"> </text:span><text:span text:style-name="T4">di</text:span><text:span text:style-name="T4"> </text:span><text:span text:style-name="T4">tre</text:span><text:span text:style-name="T4"> </text:span><text:span text:style-name="T4">volte</text:span><text:span text:style-name="T4">, </text:span><text:span text:style-name="T4">esce</text:span><text:span text:style-name="T4"> </text:span><text:span text:style-name="T4">dalla</text:span><text:span text:style-name="T4"> </text:span><text:span text:style-name="T4">partita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Uno</text:span><text:span text:style-name="T4"> (</text:span><text:span text:style-name="T4">gioco</text:span><text:span text:style-name="T4">) </text:span><text:span text:style-name="T10">⧫</text:span></text:p>
          </table:table-cell>
          <table:table-cell table:style-name="Tabella1.A1" office:value-type="string">
            <text:p text:style-name="P2"><text:span text:style-name="T4">Gioco</text:span><text:span text:style-name="T4"> </text:span><text:span text:style-name="T4">di</text:span><text:span text:style-name="T4"> </text:span><text:span text:style-name="T4">carte</text:span><text:span text:style-name="T4"> </text:span><text:span text:style-name="T4">che</text:span><text:span text:style-name="T4"> </text:span><text:span text:style-name="T4">si</text:span><text:span text:style-name="T4"> </text:span><text:span text:style-name="T4">può</text:span><text:span text:style-name="T4"> </text:span><text:span text:style-name="T4">giocare</text:span><text:span text:style-name="T4"> </text:span><text:span text:style-name="T4">sia</text:span><text:span text:style-name="T4"> </text:span><text:span text:style-name="T4">con</text:span><text:span text:style-name="T4"> </text:span><text:span text:style-name="T4">un</text:span><text:span text:style-name="T4"> </text:span><text:span text:style-name="T4">mazzo</text:span><text:span text:style-name="T4"> </text:span><text:span text:style-name="T4">apposito</text:span><text:span text:style-name="T4"> </text:span><text:span text:style-name="T4">sia</text:span><text:span text:style-name="T4"> </text:span><text:span text:style-name="T4">con</text:span><text:span text:style-name="T4"> </text:span><text:span text:style-name="T4">un</text:span><text:span text:style-name="T4"> </text:span><text:span text:style-name="T4">normale</text:span><text:span text:style-name="T4"> </text:span><text:span text:style-name="T4">mazzo</text:span><text:span text:style-name="T4"> </text:span><text:span text:style-name="T4">di</text:span><text:span text:style-name="T4"> </text:span><text:span text:style-name="T4">carte</text:span><text:span text:style-name="T4"> </text:span><text:span text:style-name="T4">francesi</text:span><text:span text:style-name="T4"> </text:span><text:span text:style-name="T4">o</text:span><text:span text:style-name="T4"> </text:span><text:span text:style-name="T4">napoletane</text:span><text:span text:style-name="T4">; </text:span><text:span text:style-name="T4">in</text:span><text:span text:style-name="T4"> </text:span><text:span text:style-name="T4">quest</text:span><text:span text:style-name="T4">’</text:span><text:span text:style-name="T4">ultimo</text:span><text:span text:style-name="T4"> </text:span><text:span text:style-name="T4">caso</text:span><text:span text:style-name="T4"> </text:span><text:span text:style-name="T4">è</text:span><text:span text:style-name="T4"> </text:span><text:span text:style-name="T4">noto</text:span><text:span text:style-name="T4"> </text:span><text:span text:style-name="T4">con</text:span><text:span text:style-name="T4"> </text:span><text:span text:style-name="T4">il</text:span><text:span text:style-name="T4"> </text:span><text:span text:style-name="T4">nome</text:span><text:span text:style-name="T4"> </text:span><text:span text:style-name="T4">di</text:span><text:span text:style-name="T4"> “</text:span><text:span text:style-name="T4">Dernier</text:span><text:span text:style-name="T4">”. </text:span></text:p>
            <text:p text:style-name="P2"><text:span text:style-name="T4">Il</text:span><text:span text:style-name="T4"> </text:span><text:span text:style-name="T4">sistema</text:span><text:span text:style-name="T4"> </text:span><text:span text:style-name="T4">UnoPerTutti</text:span><text:span text:style-name="T4"> </text:span><text:span text:style-name="T4">si</text:span><text:span text:style-name="T4"> </text:span><text:span text:style-name="T4">propone</text:span><text:span text:style-name="T4"> </text:span><text:span text:style-name="T4">di</text:span><text:span text:style-name="T4"> </text:span><text:span text:style-name="T4">implementare</text:span><text:span text:style-name="T4"> </text:span><text:span text:style-name="T4">una</text:span><text:span text:style-name="T4"> </text:span><text:span text:style-name="T4">versione</text:span><text:span text:style-name="T4"> </text:span><text:span text:style-name="T4">on</text:span><text:span text:style-name="T4">-</text:span><text:span text:style-name="T4">line</text:span><text:span text:style-name="T4"> </text:span><text:span text:style-name="T4">di</text:span><text:span text:style-name="T4"> </text:span><text:span text:style-name="T4">questo</text:span><text:span text:style-name="T4"> </text:span><text:span text:style-name="T4">gioco</text:span><text:span text:style-name="T4">.</text:span></text:p>
          </table:table-cell>
          <table:table-cell table:style-name="Tabella1.A1" office:value-type="string">
            <text:p text:style-name="P4">Dernier</text:p>
          </table:table-cell>
        </table:table-row>
        <table:table-row>
          <table:table-cell table:style-name="Tabella1.A1" office:value-type="string">
            <text:p text:style-name="P2"><text:span text:style-name="T4">Uno</text:span><text:span text:style-name="T4">! </text:span><text:span text:style-name="T10">⧫</text:span></text:p>
          </table:table-cell>
          <table:table-cell table:style-name="Tabella1.A1" office:value-type="string">
            <text:p text:style-name="P2"><text:span text:style-name="T4">Situazione</text:span><text:span text:style-name="T4"> </text:span><text:span text:style-name="T4">in</text:span><text:span text:style-name="T4"> </text:span><text:span text:style-name="T4">cui</text:span><text:span text:style-name="T4"> </text:span><text:span text:style-name="T4">un</text:span><text:span text:style-name="T4"> </text:span><text:span text:style-name="T4">giocatore</text:span><text:span text:style-name="T4">, </text:span><text:span text:style-name="T4">scartando</text:span><text:span text:style-name="T4">, </text:span><text:span text:style-name="T4">resta</text:span><text:span text:style-name="T4"> </text:span><text:span text:style-name="T4">con</text:span><text:span text:style-name="T4"> </text:span><text:span text:style-name="T4">una</text:span><text:span text:style-name="T4"> </text:span><text:span text:style-name="T4">sola</text:span><text:span text:style-name="T4"> </text:span><text:span text:style-name="T4">carta</text:span><text:span text:style-name="T4"> </text:span><text:span text:style-name="T4">in</text:span><text:span text:style-name="T4"> </text:span><text:span text:style-name="T4">mano</text:span><text:span text:style-name="T4">, </text:span><text:span text:style-name="T4">e</text:span><text:span text:style-name="T4"> </text:span><text:span text:style-name="T4">deve</text:span><text:span text:style-name="T4"> </text:span><text:span text:style-name="T4">esclamare</text:span><text:span text:style-name="T4"> "</text:span><text:span text:style-name="T4">UNO</text:span><text:span text:style-name="T4">!". </text:span><text:span text:style-name="T4">Questo</text:span><text:span text:style-name="T4"> </text:span><text:span text:style-name="T4">deve</text:span><text:span text:style-name="T4"> </text:span><text:span text:style-name="T4">avvenire</text:span><text:span text:style-name="T4"> </text:span><text:span text:style-name="T4">prima</text:span><text:span text:style-name="T4"> </text:span><text:span text:style-name="T4">di</text:span><text:span text:style-name="T4"> </text:span><text:span text:style-name="T4">aver</text:span><text:span text:style-name="T4"> </text:span><text:span text:style-name="T4">effettivamente</text:span><text:span text:style-name="T4"> </text:span><text:span text:style-name="T4">scartato</text:span><text:span text:style-name="T4">. </text:span><text:span text:style-name="T4">Se</text:span><text:span text:style-name="T4"> </text:span><text:span text:style-name="T4">il</text:span><text:span text:style-name="T4"> </text:span><text:span text:style-name="T4">giocatore</text:span><text:span text:style-name="T4"> </text:span><text:span text:style-name="T4">se</text:span><text:span text:style-name="T4"> </text:span><text:span text:style-name="T4">ne</text:span><text:span text:style-name="T4"> </text:span><text:span text:style-name="T4">dimentica</text:span><text:span text:style-name="T4">, </text:span><text:span text:style-name="T4">e</text:span><text:span text:style-name="T4"> </text:span><text:span text:style-name="T4">uno</text:span><text:span text:style-name="T4"> </text:span><text:span text:style-name="T4">degli</text:span><text:span text:style-name="T4"> </text:span><text:span text:style-name="T4">altri</text:span><text:span text:style-name="T4"> </text:span><text:span text:style-name="T4">giocatori</text:span><text:span text:style-name="T4"> </text:span><text:span text:style-name="T4">se</text:span><text:span text:style-name="T4"> </text:span><text:span text:style-name="T4">ne</text:span><text:span text:style-name="T4"> </text:span><text:span text:style-name="T4">accorge</text:span><text:span text:style-name="T4"> </text:span><text:span text:style-name="T4">prima</text:span><text:span text:style-name="T4"> </text:span><text:span text:style-name="T4">che</text:span><text:span text:style-name="T4"> </text:span><text:span text:style-name="T4">il</text:span><text:span text:style-name="T4"> </text:span><text:span text:style-name="T4">giocatore</text:span><text:span text:style-name="T4"> </text:span><text:span text:style-name="T4">successivo</text:span><text:span text:style-name="T4"> </text:span><text:span text:style-name="T4">abbia</text:span><text:span text:style-name="T4"> </text:span><text:span text:style-name="T4">scartato</text:span><text:span text:style-name="T4"> </text:span><text:span text:style-name="T4">o</text:span><text:span text:style-name="T4"> </text:span><text:span text:style-name="T4">pescato</text:span><text:span text:style-name="T4">, </text:span><text:span text:style-name="T4">questi</text:span><text:span text:style-name="T4"> </text:span><text:span text:style-name="T4">dovrà</text:span><text:span text:style-name="T4"> </text:span><text:span text:style-name="T4">pescare</text:span><text:span text:style-name="T4"> </text:span><text:span text:style-name="T4">due</text:span><text:span text:style-name="T4"> </text:span><text:span text:style-name="T4">carte</text:span><text:span text:style-name="T4"> </text:span><text:span text:style-name="T4">dal</text:span><text:span text:style-name="T4"> </text:span><text:span text:style-name="T4">mazzo</text:span><text:span text:style-name="T4"> </text:span><text:span text:style-name="T4">come</text:span><text:span text:style-name="T4"> </text:span><text:span text:style-name="T4">penalità</text:span><text:span text:style-name="T4">.</text:span></text:p>
          </table:table-cell>
          <table:table-cell table:style-name="Tabella1.A1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2"><text:span text:style-name="T4">Uscita</text:span><text:span text:style-name="T4"> </text:span><text:span text:style-name="T4">dalla</text:span><text:span text:style-name="T4"> </text:span><text:span text:style-name="T4">partita</text:span><text:span text:style-name="T4"> </text:span><text:span text:style-name="T10">⧫</text:span></text:p>
          </table:table-cell>
          <table:table-cell table:style-name="Tabella1.A1" office:value-type="string">
            <text:p text:style-name="P2"><text:span text:style-name="T4">Situazione</text:span><text:span text:style-name="T4"> </text:span><text:span text:style-name="T4">in</text:span><text:span text:style-name="T4"> </text:span><text:span text:style-name="T4">cui</text:span><text:span text:style-name="T4"> </text:span><text:span text:style-name="T4">un</text:span><text:span text:style-name="T4"> </text:span><text:span text:style-name="T4">giocatore</text:span><text:span text:style-name="T4"> </text:span><text:span text:style-name="T4">esce</text:span><text:span text:style-name="T4"> </text:span><text:span text:style-name="T4">dal</text:span><text:span text:style-name="T4"> </text:span><text:span text:style-name="T4">gioco</text:span><text:span text:style-name="T4"> </text:span><text:span text:style-name="T4">a</text:span><text:span text:style-name="T4"> </text:span><text:span text:style-name="T4">partita</text:span><text:span text:style-name="T4"> </text:span><text:span text:style-name="T4">in</text:span><text:span text:style-name="T4"> </text:span><text:span text:style-name="T4">corso</text:span><text:span text:style-name="T4"> (</text:span><text:span text:style-name="T4">a</text:span><text:span text:style-name="T4"> </text:span><text:span text:style-name="T4">causa</text:span><text:span text:style-name="T4"> </text:span><text:span text:style-name="T4">di</text:span><text:span text:style-name="T4"> </text:span><text:span text:style-name="T4">troppi</text:span><text:span text:style-name="T4"> </text:span><text:span text:style-name="T4">Timeout</text:span><text:span text:style-name="T4"> </text:span><text:span text:style-name="T4">o</text:span><text:span text:style-name="T4"> </text:span><text:span text:style-name="T4">volontariamente</text:span><text:span text:style-name="T4">). </text:span><text:span text:style-name="T4">In</text:span><text:span text:style-name="T4"> </text:span><text:span text:style-name="T4">quel</text:span><text:span text:style-name="T4"> </text:span><text:span text:style-name="T4">caso</text:span><text:span text:style-name="T4"> </text:span><text:span text:style-name="T4">non</text:span><text:span text:style-name="T4"> </text:span><text:soft-page-break/><text:span text:style-name="T4">ottiene</text:span><text:span text:style-name="T4"> </text:span><text:span text:style-name="T4">nessun</text:span><text:span text:style-name="T4"> </text:span><text:span text:style-name="T4">premio</text:span><text:span text:style-name="T4"> (</text:span><text:span text:style-name="T4">nemmeno</text:span><text:span text:style-name="T4"> </text:span><text:span text:style-name="T4">quelli</text:span><text:span text:style-name="T4"> </text:span><text:span text:style-name="T4">relativi</text:span><text:span text:style-name="T4"> </text:span><text:span text:style-name="T4">alle</text:span><text:span text:style-name="T4"> </text:span><text:span text:style-name="T4">manche</text:span><text:span text:style-name="T4"> </text:span><text:span text:style-name="T4">che</text:span><text:span text:style-name="T4"> </text:span><text:span text:style-name="T4">ha</text:span><text:span text:style-name="T4"> </text:span><text:span text:style-name="T4">giocato</text:span><text:span text:style-name="T4">) </text:span><text:span text:style-name="T4">e</text:span><text:span text:style-name="T4"> </text:span><text:span text:style-name="T4">ai</text:span><text:span text:style-name="T4"> </text:span><text:span text:style-name="T4">fini</text:span><text:span text:style-name="T4"> </text:span><text:span text:style-name="T4">dell</text:span><text:span text:style-name="T4">’</text:span><text:span text:style-name="T4">attribuzione</text:span><text:span text:style-name="T4"> </text:span><text:span text:style-name="T4">dei</text:span><text:span text:style-name="T4"> </text:span><text:span text:style-name="T4">premi</text:span><text:span text:style-name="T4"> </text:span><text:span text:style-name="T4">è</text:span><text:span text:style-name="T4"> </text:span><text:span text:style-name="T4">come</text:span><text:span text:style-name="T4"> </text:span><text:span text:style-name="T4">se</text:span><text:span text:style-name="T4"> </text:span><text:span text:style-name="T4">non</text:span><text:span text:style-name="T4"> </text:span><text:span text:style-name="T4">avesse</text:span><text:span text:style-name="T4"> </text:span><text:span text:style-name="T4">mai</text:span><text:span text:style-name="T4"> </text:span><text:span text:style-name="T4">partecipato</text:span></text:p>
          </table:table-cell>
          <table:table-cell table:style-name="Tabella1.A1" office:value-type="string">
            <text:p text:style-name="P4"/>
          </table:table-cell>
        </table:table-row>
      </table:table>
      <text:p text:style-name="P1"/>
      <text:h text:style-name="P16" text:outline-level="10"><text:bookmark text:name="h.3vpa6huic22t"/>Glossario Tecnico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"><text:span text:style-name="T4">Game</text:span><text:span text:style-name="T4"> </text:span><text:span text:style-name="T4">Client</text:span><text:span text:style-name="T12"> ⧫</text:span></text:p>
          </table:table-cell>
          <table:table-cell table:style-name="Tabella2.A1" office:value-type="string">
            <text:p text:style-name="P2"><text:span text:style-name="T4">Componente</text:span><text:span text:style-name="T4"> </text:span><text:span text:style-name="T4">del</text:span><text:span text:style-name="T4"> </text:span><text:span text:style-name="T4">sistema</text:span><text:span text:style-name="T4"> </text:span><text:span text:style-name="T4">UnoPerTutti</text:span><text:span text:style-name="T4"> </text:span><text:span text:style-name="T4">che</text:span><text:span text:style-name="T4"> </text:span><text:span text:style-name="T4">consiste</text:span><text:span text:style-name="T4"> </text:span><text:span text:style-name="T4">in</text:span><text:span text:style-name="T4"> </text:span><text:span text:style-name="T4">una</text:span><text:span text:style-name="T4"> </text:span><text:span text:style-name="T4">applicazione</text:span><text:span text:style-name="T4"> </text:span><text:span text:style-name="T4">Desktop</text:span><text:span text:style-name="T4"> </text:span><text:span text:style-name="T4">con</text:span><text:span text:style-name="T4"> </text:span><text:span text:style-name="T4">UI</text:span><text:span text:style-name="T4"> (</text:span><text:span text:style-name="T4">Interfaccia</text:span><text:span text:style-name="T4"> </text:span><text:span text:style-name="T4">Utente</text:span><text:span text:style-name="T4">) </text:span><text:span text:style-name="T4">che</text:span><text:span text:style-name="T4"> </text:span><text:span text:style-name="T4">permette</text:span><text:span text:style-name="T4"> </text:span><text:span text:style-name="T4">al</text:span><text:span text:style-name="T4"> </text:span><text:span text:style-name="T4">Giocatore</text:span><text:span text:style-name="T4"> </text:span><text:span text:style-name="T4">di</text:span><text:span text:style-name="T4"> </text:span><text:span text:style-name="T4">colloquiare</text:span><text:span text:style-name="T4"> </text:span><text:span text:style-name="T4">da</text:span><text:span text:style-name="T4"> </text:span><text:span text:style-name="T4">una</text:span><text:span text:style-name="T4"> </text:span><text:span text:style-name="T4">parte</text:span><text:span text:style-name="T4"> </text:span><text:span text:style-name="T4">con</text:span><text:span text:style-name="T4"> </text:span><text:span text:style-name="T4">il</text:span><text:span text:style-name="T4"> </text:span><text:span text:style-name="T4">Game</text:span><text:span text:style-name="T4"> </text:span><text:span text:style-name="T4">Server</text:span><text:span text:style-name="T4"> (</text:span><text:span text:style-name="T4">in</text:span><text:span text:style-name="T4"> </text:span><text:span text:style-name="T4">modo</text:span><text:span text:style-name="T4"> </text:span><text:span text:style-name="T4">P</text:span><text:span text:style-name="T4">2</text:span><text:span text:style-name="T4">P</text:span><text:span text:style-name="T4">) </text:span><text:span text:style-name="T4">per</text:span><text:span text:style-name="T4"> </text:span><text:span text:style-name="T4">giocare</text:span><text:span text:style-name="T4">, </text:span><text:span text:style-name="T4">e</text:span><text:span text:style-name="T4"> </text:span><text:span text:style-name="T4">dall</text:span><text:span text:style-name="T4">’</text:span><text:span text:style-name="T4">altra</text:span><text:span text:style-name="T4"> </text:span><text:span text:style-name="T4">con</text:span><text:span text:style-name="T4"> </text:span><text:span text:style-name="T4">il</text:span><text:span text:style-name="T4"> </text:span><text:span text:style-name="T4">Web</text:span><text:span text:style-name="T4"> </text:span><text:span text:style-name="T4">Server</text:span><text:span text:style-name="T4"> </text:span><text:span text:style-name="T4">per</text:span><text:span text:style-name="T4"> </text:span><text:span text:style-name="T4">autenticarsi</text:span><text:span text:style-name="T4"> </text:span><text:span text:style-name="T4">e</text:span><text:span text:style-name="T4"> </text:span><text:span text:style-name="T4">accedere</text:span><text:span text:style-name="T4"> </text:span><text:span text:style-name="T4">alle</text:span><text:span text:style-name="T4"> </text:span><text:span text:style-name="T4">classifiche</text:span><text:span text:style-name="T4">.</text:span></text:p>
          </table:table-cell>
          <table:table-cell table:style-name="Tabella2.A1" office:value-type="string">
            <text:p text:style-name="P4"/>
          </table:table-cell>
        </table:table-row>
        <table:table-row>
          <table:table-cell table:style-name="Tabella2.A1" office:value-type="string">
            <text:p text:style-name="P2"><text:span text:style-name="T4">Game</text:span><text:span text:style-name="T4"> </text:span><text:span text:style-name="T4">Server</text:span><text:span text:style-name="T12"> ⧫</text:span></text:p>
          </table:table-cell>
          <table:table-cell table:style-name="Tabella2.A1" office:value-type="string">
            <text:p text:style-name="P2"><text:span text:style-name="T4">Componente</text:span><text:span text:style-name="T4"> </text:span><text:span text:style-name="T4">del</text:span><text:span text:style-name="T4"> </text:span><text:span text:style-name="T4">sistema</text:span><text:span text:style-name="T4"> </text:span><text:span text:style-name="T4">UnoPerTutti</text:span><text:span text:style-name="T4"> </text:span><text:span text:style-name="T4">che</text:span><text:span text:style-name="T4"> </text:span><text:span text:style-name="T4">consiste</text:span><text:span text:style-name="T4"> </text:span><text:span text:style-name="T4">in</text:span><text:span text:style-name="T4"> </text:span><text:span text:style-name="T4">una</text:span><text:span text:style-name="T4"> </text:span><text:span text:style-name="T4">applicazione</text:span><text:span text:style-name="T4"> </text:span><text:span text:style-name="T4">Desktop</text:span><text:span text:style-name="T4"> </text:span><text:span text:style-name="T4">che</text:span><text:span text:style-name="T4"> </text:span><text:span text:style-name="T4">gestisce</text:span><text:span text:style-name="T4"> </text:span><text:span text:style-name="T4">una</text:span><text:span text:style-name="T4"> </text:span><text:span text:style-name="T4">Stanza</text:span><text:span text:style-name="T4"> </text:span><text:span text:style-name="T4">di</text:span><text:span text:style-name="T4"> </text:span><text:span text:style-name="T4">gioco</text:span><text:span text:style-name="T4">. </text:span><text:span text:style-name="T4">Per</text:span><text:span text:style-name="T4"> </text:span><text:span text:style-name="T4">far</text:span><text:span text:style-name="T4"> </text:span><text:span text:style-name="T4">questo</text:span><text:span text:style-name="T4">, </text:span><text:span text:style-name="T4">colloquia</text:span><text:span text:style-name="T4"> </text:span><text:span text:style-name="T4">con</text:span><text:span text:style-name="T4"> </text:span><text:span text:style-name="T4">i</text:span><text:span text:style-name="T4"> </text:span><text:span text:style-name="T4">Game</text:span><text:span text:style-name="T4"> </text:span><text:span text:style-name="T4">Client</text:span><text:span text:style-name="T4"> (</text:span><text:span text:style-name="T4">in</text:span><text:span text:style-name="T4"> </text:span><text:span text:style-name="T4">modo</text:span><text:span text:style-name="T4"> </text:span><text:span text:style-name="T4">P</text:span><text:span text:style-name="T4">2</text:span><text:span text:style-name="T4">P</text:span><text:span text:style-name="T4">) </text:span><text:span text:style-name="T4">per</text:span><text:span text:style-name="T4"> </text:span><text:span text:style-name="T4">gestire</text:span><text:span text:style-name="T4"> </text:span><text:span text:style-name="T4">le</text:span><text:span text:style-name="T4"> </text:span><text:span text:style-name="T4">partite</text:span><text:span text:style-name="T4">, </text:span><text:span text:style-name="T4">e</text:span><text:span text:style-name="T4"> </text:span><text:span text:style-name="T4">con</text:span><text:span text:style-name="T4"> </text:span><text:span text:style-name="T4">il</text:span><text:span text:style-name="T4"> </text:span><text:span text:style-name="T4">Web</text:span><text:span text:style-name="T4"> </text:span><text:span text:style-name="T4">Server</text:span><text:span text:style-name="T4"> </text:span><text:span text:style-name="T4">per</text:span><text:span text:style-name="T4"> </text:span><text:span text:style-name="T4">aggiornare</text:span><text:span text:style-name="T4"> </text:span><text:span text:style-name="T4">le</text:span><text:span text:style-name="T4"> </text:span><text:span text:style-name="T4">classifiche</text:span><text:span text:style-name="T4">. </text:span><text:span text:style-name="T4">Si</text:span><text:span text:style-name="T4"> </text:span><text:span text:style-name="T4">noti</text:span><text:span text:style-name="T4"> </text:span><text:span text:style-name="T4">che</text:span><text:span text:style-name="T4"> </text:span><text:span text:style-name="T4">la</text:span><text:span text:style-name="T4"> </text:span><text:span text:style-name="T4">logica</text:span><text:span text:style-name="T4"> </text:span><text:span text:style-name="T4">di</text:span><text:span text:style-name="T4"> </text:span><text:span text:style-name="T4">gioco</text:span><text:span text:style-name="T4"> </text:span><text:span text:style-name="T4">e</text:span><text:span text:style-name="T4"> </text:span><text:span text:style-name="T4">di</text:span><text:span text:style-name="T4"> </text:span><text:span text:style-name="T4">premiazione</text:span><text:span text:style-name="T4"> </text:span><text:span text:style-name="T4">è</text:span><text:span text:style-name="T4"> </text:span><text:span text:style-name="T4">implementata</text:span><text:span text:style-name="T4"> </text:span><text:span text:style-name="T4">in</text:span><text:span text:style-name="T4"> </text:span><text:span text:style-name="T4">questo</text:span><text:span text:style-name="T4"> </text:span><text:span text:style-name="T4">componente</text:span><text:span text:style-name="T4">.</text:span></text:p>
          </table:table-cell>
          <table:table-cell table:style-name="Tabella2.A1" office:value-type="string">
            <text:p text:style-name="P4"/>
          </table:table-cell>
        </table:table-row>
        <table:table-row>
          <table:table-cell table:style-name="Tabella2.A1" office:value-type="string">
            <text:p text:style-name="P2"><text:span text:style-name="T4">Web</text:span><text:span text:style-name="T4"> </text:span><text:span text:style-name="T4">App</text:span><text:span text:style-name="T12"> ⧫</text:span></text:p>
          </table:table-cell>
          <table:table-cell table:style-name="Tabella2.A1" office:value-type="string">
            <text:p text:style-name="P2"><text:span text:style-name="T4">Componente</text:span><text:span text:style-name="T4"> </text:span><text:span text:style-name="T4">del</text:span><text:span text:style-name="T4"> </text:span><text:span text:style-name="T4">sistema</text:span><text:span text:style-name="T4"> </text:span><text:span text:style-name="T4">UnoPerTutti</text:span><text:span text:style-name="T4"> </text:span><text:span text:style-name="T4">che</text:span><text:span text:style-name="T4"> </text:span><text:span text:style-name="T4">può</text:span><text:span text:style-name="T4"> </text:span><text:span text:style-name="T4">accedere</text:span><text:span text:style-name="T4"> </text:span><text:span text:style-name="T4">al</text:span><text:span text:style-name="T4"> </text:span><text:span text:style-name="T4">Web</text:span><text:span text:style-name="T4"> </text:span><text:span text:style-name="T4">Server</text:span><text:span text:style-name="T4"> </text:span><text:span text:style-name="T4">per</text:span><text:span text:style-name="T4"> </text:span><text:span text:style-name="T4">funzioni</text:span><text:span text:style-name="T4"> </text:span><text:span text:style-name="T4">social</text:span><text:span text:style-name="T4"> </text:span><text:span text:style-name="T4">e</text:span><text:span text:style-name="T4"> </text:span><text:span text:style-name="T4">per</text:span><text:span text:style-name="T4"> </text:span><text:span text:style-name="T4">la</text:span><text:span text:style-name="T4"> </text:span><text:span text:style-name="T4">gestione</text:span><text:span text:style-name="T4"> </text:span><text:span text:style-name="T4">delle</text:span><text:span text:style-name="T4"> </text:span><text:span text:style-name="T4">squadre</text:span><text:span text:style-name="T4">.</text:span></text:p>
          </table:table-cell>
          <table:table-cell table:style-name="Tabella2.A1" office:value-type="string">
            <text:p text:style-name="P4"/>
          </table:table-cell>
        </table:table-row>
        <table:table-row>
          <table:table-cell table:style-name="Tabella2.A1" office:value-type="string">
            <text:p text:style-name="P2"><text:span text:style-name="T4">Web</text:span><text:span text:style-name="T4"> </text:span><text:span text:style-name="T4">Server</text:span><text:span text:style-name="T12"> ⧫</text:span></text:p>
          </table:table-cell>
          <table:table-cell table:style-name="Tabella2.A1" office:value-type="string">
            <text:p text:style-name="P2"><text:span text:style-name="T4">Componente</text:span><text:span text:style-name="T4"> </text:span><text:span text:style-name="T4">del</text:span><text:span text:style-name="T4"> </text:span><text:span text:style-name="T4">sistema</text:span><text:span text:style-name="T4"> </text:span><text:span text:style-name="T4">UnoPerTutti</text:span><text:span text:style-name="T4"> </text:span><text:span text:style-name="T4">accessibile</text:span><text:span text:style-name="T4"> </text:span><text:span text:style-name="T4">sia</text:span><text:span text:style-name="T4"> </text:span><text:span text:style-name="T4">alla</text:span><text:span text:style-name="T4"> </text:span><text:span text:style-name="T4">Web</text:span><text:span text:style-name="T4"> </text:span><text:span text:style-name="T4">App</text:span><text:span text:style-name="T4"> </text:span><text:span text:style-name="T4">che</text:span><text:span text:style-name="T4"> </text:span><text:span text:style-name="T4">al</text:span><text:span text:style-name="T4"> </text:span><text:span text:style-name="T4">Game</text:span><text:span text:style-name="T4"> </text:span><text:span text:style-name="T4">Server</text:span><text:span text:style-name="T4"> </text:span><text:span text:style-name="T4">e</text:span><text:span text:style-name="T4"> </text:span><text:span text:style-name="T4">al</text:span><text:span text:style-name="T4"> </text:span><text:span text:style-name="T4">Game</text:span><text:span text:style-name="T4"> </text:span><text:span text:style-name="T4">Client</text:span><text:span text:style-name="T4">. </text:span><text:span text:style-name="T4">Il</text:span><text:span text:style-name="T4"> </text:span><text:span text:style-name="T4">suo</text:span><text:span text:style-name="T4"> </text:span><text:span text:style-name="T4">scopo</text:span><text:span text:style-name="T4"> </text:span><text:span text:style-name="T4">è</text:span><text:span text:style-name="T4"> </text:span><text:span text:style-name="T4">fornire</text:span><text:span text:style-name="T4"> </text:span><text:span text:style-name="T4">l</text:span><text:span text:style-name="T4">’</text:span><text:span text:style-name="T4">autenticazione</text:span><text:span text:style-name="T4"> </text:span><text:span text:style-name="T4">e</text:span><text:span text:style-name="T4"> <text:s/></text:span><text:span text:style-name="T4">dare</text:span><text:span text:style-name="T4"> </text:span><text:span text:style-name="T4">accesso</text:span><text:span text:style-name="T4"> </text:span><text:span text:style-name="T4">alle</text:span><text:span text:style-name="T4"> </text:span><text:span text:style-name="T4">classifiche</text:span><text:span text:style-name="T4"> </text:span><text:span text:style-name="T4">ai</text:span><text:span text:style-name="T4"> </text:span><text:span text:style-name="T4">Game</text:span><text:span text:style-name="T4"> </text:span><text:span text:style-name="T4">Client</text:span><text:span text:style-name="T4">, </text:span><text:span text:style-name="T4">e</text:span><text:span text:style-name="T4"> </text:span><text:span text:style-name="T4">supportare</text:span><text:span text:style-name="T4"> </text:span><text:span text:style-name="T4">funzioni</text:span><text:span text:style-name="T4"> </text:span><text:span text:style-name="T4">social</text:span><text:span text:style-name="T4"> </text:span><text:span text:style-name="T4">e</text:span><text:span text:style-name="T4"> </text:span><text:span text:style-name="T4">di</text:span><text:span text:style-name="T4"> </text:span><text:span text:style-name="T4">gestione</text:span><text:span text:style-name="T4"> </text:span><text:span text:style-name="T4">delle</text:span><text:span text:style-name="T4"> </text:span><text:span text:style-name="T4">squadre</text:span><text:span text:style-name="T4"> </text:span><text:span text:style-name="T4">per</text:span><text:span text:style-name="T4"> </text:span><text:span text:style-name="T4">la</text:span><text:span text:style-name="T4"> </text:span><text:span text:style-name="T4">Web</text:span><text:span text:style-name="T4"> </text:span><text:span text:style-name="T4">App</text:span><text:span text:style-name="T4">.</text:span></text:p>
          </table:table-cell>
          <table:table-cell table:style-name="Tabella2.A1" office:value-type="string">
            <text:p text:style-name="P4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ambria" svg:font-family="Cambria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cm" fo:line-height="115%" fo:keep-together="always" fo:break-before="auto" fo:break-after="auto" fo:keep-with-next="always" style:writing-mode="lr-tb"/>
      <style:text-properties fo:color="#3660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fo:color="#4f81bd" style:font-name="Cambria" fo:font-size="13pt" fo:font-weight="bold" style:font-name-asian="Cambria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fo:color="#4f81bd" style:font-name="Cambria" fo:font-size="11pt" fo:font-weight="bold" style:font-name-asian="Cambria" style:font-size-asian="11pt" style:font-weight-asian="bold" style:font-name-complex="Cambria" style:font-size-complex="11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/>
    <meta:editing-cycles>3</meta:editing-cycles>
    <dc:date>2016-05-10T12:36:58.89</dc:date>
    <meta:editing-duration>PT16M47S</meta:editing-duration>
    <meta:document-statistic meta:table-count="2" meta:image-count="0" meta:object-count="0" meta:page-count="5" meta:paragraph-count="123" meta:word-count="2189" meta:character-count="12880"/>
  </office:meta>
</office:document-meta>
</file>